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 svg:font-family="TheSansMonoCondensed-SemiLight,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Chapter_20_Title" style:master-page-name="First_20_Page">
      <style:paragraph-properties style:page-number="auto"/>
    </style:style>
    <style:style style:name="P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9" style:family="paragraph" style:parent-style-name="Code">
      <style:text-properties officeooo:paragraph-rsid="0013f471"/>
    </style:style>
    <style:style style:name="P10" style:family="paragraph" style:parent-style-name="Chapter_20_Number">
      <style:text-properties officeooo:paragraph-rsid="00125170"/>
    </style:style>
    <style:style style:name="P11" style:family="paragraph" style:parent-style-name="Bullet_20_Sub_20_List" style:list-style-name="WW8Num2">
      <style:paragraph-properties fo:margin-top="0.0835in" fo:margin-bottom="0.0835in" style:contextual-spacing="false" style:line-height-at-least="0.0693in" fo:hyphenation-ladder-count="no-limit">
        <style:tab-stops/>
      </style:paragraph-properties>
      <style:text-properties fo:hyphenate="false" fo:hyphenation-remain-char-count="2" fo:hyphenation-push-char-count="2"/>
    </style:style>
    <style:style style:name="P12" style:family="paragraph" style:parent-style-name="Bullet_20_Sub_20_List" style:list-style-name="WW8Num2">
      <style:paragraph-properties fo:margin-top="0.2362in" fo:margin-bottom="0.0972in" style:contextual-spacing="false" style:line-height-at-least="0.0693in" fo:hyphenation-ladder-count="no-limit">
        <style:tab-stops/>
      </style:paragraph-properties>
      <style:text-properties fo:hyphenate="false" fo:hyphenation-remain-char-count="2" fo:hyphenation-push-char-count="2"/>
    </style:style>
    <style:style style:name="P13" style:family="paragraph">
      <style:paragraph-properties fo:margin-top="0in" fo:margin-bottom="0.0835in" style:writing-mode="lr-tb"/>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margin-top="0in" fo:margin-bottom="0in" style:text-autospace="none" style:writing-mode="lr-tb"/>
    </style:style>
    <style:style style:name="P16" style:family="paragraph">
      <style:paragraph-properties style:writing-mode="lr-tb"/>
    </style:style>
    <style:style style:name="T1" style:family="text">
      <style:text-properties officeooo:rsid="0013bcff"/>
    </style:style>
    <style:style style:name="T2" style:family="text">
      <style:text-properties fo:language="en" fo:country="US"/>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name-asian="HelveticaNeue Condensed"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anguage="en" fo:country="US"/>
    </style:style>
    <style:style style:name="T10" style:family="text">
      <style:text-properties fo:language="en" fo:country="US" officeooo:rsid="0013f471"/>
    </style:style>
    <style:style style:name="T11" style:family="text">
      <style:text-properties fo:language="en" fo:country="US" officeooo:rsid="00148bbe"/>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fo:font-style="normal" fo:font-weight="bold" style:font-style-asian="normal" style:font-weight-asian="bold"/>
    </style:style>
    <style:style style:name="T15" style:family="text">
      <style:text-properties style:font-name="TheSansMonoCondensed-SemiLightI" style:font-name-complex="TheSansMonoCondensed-SemiLightI"/>
    </style:style>
    <style:style style:name="T16" style:family="text">
      <style:text-properties style:font-name-asian="TheSansMonoConNormal"/>
    </style:style>
    <style:style style:name="T17" style:family="text">
      <style:text-properties fo:font-size="10pt" fo:language="en" fo:country="US" style:font-size-asian="10pt"/>
    </style:style>
    <style:style style:name="T18" style:family="text">
      <style:text-properties style:font-name="Utopia-Bold" fo:language="en" fo:country="US" style:font-name-complex="Utopia-Bold"/>
    </style:style>
    <style:style style:name="T19" style:family="text">
      <style:text-properties style:font-name="Utopia-Bold" fo:font-weight="bold" style:font-weight-asian="bold" style:font-name-complex="Utopia-Bold" style:font-weight-complex="bold"/>
    </style:style>
    <style:style style:name="T20" style:family="text">
      <style:text-properties style:font-name="TheSansMonoCondensed-Bold" fo:language="en" fo:country="US" style:font-name-complex="TheSansMonoCondensed-Bold"/>
    </style:style>
    <style:style style:name="T21" style:family="text">
      <style:text-properties style:font-name="TheSansMonoCondensed-SemiLight" fo:language="en" fo:country="US" style:font-name-complex="TheSansMonoCondensed-SemiLight"/>
    </style:style>
    <style:style style:name="T22" style:family="text">
      <style:text-properties officeooo:rsid="00044b19"/>
    </style:style>
    <style:style style:name="T23" style:family="text">
      <style:text-properties officeooo:rsid="0013bcff"/>
    </style:style>
    <style:style style:name="T24" style:family="text">
      <style:text-properties officeooo:rsid="0013f471"/>
    </style:style>
    <style:style style:name="T25" style:family="text">
      <style:text-properties officeooo:rsid="00148bbe"/>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Arial1" fo:font-size="10pt" fo:language="en" fo:country="US" style:language-asian="zh" style:country-asian="CN" style:language-complex="hi" style:country-complex="IN"/>
    </style:style>
    <style:style style:name="T2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0"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1"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2895504" text:id="ct182895504">
          <text:insertion>
            <office:change-info>
              <dc:creator>Ray Lischner</dc:creator>
              <dc:date>2013-11-10T21:53:00</dc:date>
            </office:change-info>
          </text:insertion>
        </text:changed-region>
        <text:changed-region xml:id="ct186767184" text:id="ct186767184">
          <text:deletion>
            <office:change-info>
              <dc:creator>Ray Lischner</dc:creator>
              <dc:date>2013-11-10T21:53:00</dc:date>
            </office:change-info>
            <text:p text:style-name="Code"><text:span text:style-name="T1">()</text:span></text:p>
          </text:deletion>
        </text:changed-region>
        <text:changed-region xml:id="ct210115376" text:id="ct210115376">
          <text:insertion>
            <office:change-info>
              <dc:creator>Ray Lischner</dc:creator>
              <dc:date>2013-11-10T21:55:00</dc:date>
            </office:change-info>
          </text:insertion>
        </text:changed-region>
        <text:changed-region xml:id="ct180865152" text:id="ct180865152">
          <text:deletion>
            <office:change-info>
              <dc:creator>Ray Lischner</dc:creator>
              <dc:date>2013-11-10T21:55:00</dc:date>
            </office:change-info>
            <text:p text:style-name="Note_2f_Tip_2f_Caution"><text:span text:style-name="T1">70</text:span></text:p>
          </text:deletion>
        </text:changed-region>
        <text:changed-region xml:id="ct204511808" text:id="ct204511808">
          <text:deletion>
            <office:change-info>
              <dc:creator>Ray Lischner</dc:creator>
              <dc:date>2013-11-10T21:55:00</dc:date>
            </office:change-info>
            <text:p text:style-name="Code">the code from </text:p>
          </text:deletion>
        </text:changed-region>
        <text:changed-region xml:id="ct186735584" text:id="ct186735584">
          <text:insertion>
            <office:change-info>
              <dc:creator>Ray Lischner</dc:creator>
              <dc:date>2013-11-10T21:56:00</dc:date>
            </office:change-info>
          </text:insertion>
        </text:changed-region>
        <text:changed-region xml:id="ct199674688" text:id="ct199674688">
          <text:deletion>
            <office:change-info>
              <dc:creator>Ray Lischner</dc:creator>
              <dc:date>2013-11-10T22:01:00</dc:date>
            </office:change-info>
            <text:p text:style-name="Text_20_body"><text:span text:style-name="T2"/></text:p>
            <text:p text:style-name="Text_20_body"><text:span text:style-name="T2"/></text:p>
          </text:deletion>
        </text:changed-region>
        <text:changed-region xml:id="ct215958272" text:id="ct215958272">
          <text:deletion>
            <office:change-info>
              <dc:creator>Ray Lischner</dc:creator>
              <dc:date>2013-11-10T22:19:00</dc:date>
            </office:change-info>
            <text:p text:style-name="Text_20_body"><text:span text:style-name="T2">common</text:span></text:p>
          </text:deletion>
        </text:changed-region>
        <text:changed-region xml:id="ct216482576" text:id="ct216482576">
          <text:insertion>
            <office:change-info>
              <dc:creator>Ray Lischner</dc:creator>
              <dc:date>2013-11-10T22:19:00</dc:date>
            </office:change-info>
          </text:insertion>
        </text:changed-region>
        <text:changed-region xml:id="ct212466736" text:id="ct212466736">
          <text:insertion>
            <office:change-info>
              <dc:creator>Ray Lischner</dc:creator>
              <dc:date>2013-11-10T22:20:00</dc:date>
            </office:change-info>
          </text:insertion>
        </text:changed-region>
        <text:changed-region xml:id="ct217258496" text:id="ct217258496">
          <text:insertion>
            <office:change-info>
              <dc:creator>Ray Lischner</dc:creator>
              <dc:date>2013-11-10T22:22:00</dc:date>
            </office:change-info>
          </text:insertion>
        </text:changed-region>
        <text:changed-region xml:id="ct219088464" text:id="ct219088464">
          <text:insertion>
            <office:change-info>
              <dc:creator>Ray Lischner</dc:creator>
              <dc:date>2013-11-10T22:23:00</dc:date>
            </office:change-info>
          </text:insertion>
        </text:changed-region>
        <text:changed-region xml:id="ct219368336" text:id="ct219368336">
          <text:insertion>
            <office:change-info>
              <dc:creator>Ray Lischner</dc:creator>
              <dc:date>2013-11-10T22:25:00</dc:date>
            </office:change-info>
          </text:insertion>
        </text:changed-region>
        <text:changed-region xml:id="ct218367408" text:id="ct218367408">
          <text:insertion>
            <office:change-info>
              <dc:creator>Ray Lischner</dc:creator>
              <dc:date>2013-11-10T22:23:00</dc:date>
            </office:change-info>
          </text:insertion>
        </text:changed-region>
        <text:changed-region xml:id="ct213968480" text:id="ct213968480">
          <text:insertion>
            <office:change-info>
              <dc:creator>Ray Lischner</dc:creator>
              <dc:date>2013-11-10T22: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its<text:span text:style-name="Comment_20_Reference"><text:span text:style-name="T7"><office:annotation><dc:creator>Fabio Claudio Ferracchiati</dc:creator><dc:date>2013-10-03T16:46:00</dc:date><text:p text:style-name="P13"><text:span text:style-name="T26">Chapter is very well written and accurate. I had some difficulties to compile source code. Please, see comments.</text:span></text:p></office:annotation></text:span></text:span> and Policies</text:p>
      <text:p text:style-name="Body_20_Text_20_First">Although you may still be growing accustomed to templates, it’s time to explore two common, related use patterns: traits and policies. Programming with traits and policies is probably a new style for you, but it is common in C++. As you will discover in this Exploration, this technique is extremely flexible and powerful. Traits and policies underlie much of the C++ standard library. This Exploration takes a look at some of the traits and policies in the standard library so you can learn how to take advantage of them. It then helps you take the first steps toward writing your own.</text:p>
      <text:h text:style-name="Heading_20_1" text:outline-level="1">Case Study: Iterators</text:h>
      <text:p text:style-name="Body_20_Text_20_First">Consider the humble iterator. Consider the <text:span text:style-name="Code_20_Inline">std::advance</text:span> function (Exploration 44). The <text:span text:style-name="Code_20_Inline">advance</text:span> function changes the position to which an iterator points. The <text:span text:style-name="Code_20_Inline">advance</text:span> function knows nothing about container types; it knows only about iterators. Yet somehow, it knows that if you try to advance a <text:span text:style-name="Code_20_Inline">vector</text:span>’s iterator, it can do so simply by adding an integer to the iterator. But if you advance a <text:span text:style-name="Code_20_Inline">list</text:span>’s iterator, the <text:span text:style-name="Code_20_Inline">advance</text:span> function must step the iterator one position at a time until it arrives at the desired destination. In other words, the <text:span text:style-name="Code_20_Inline">advance</text:span> function implements the optimal algorithm for changing the iterator’s position. The only information available to the <text:span text:style-name="Code_20_Inline">advance</text:span> function must come from the iterators themselves, and the key piece of information is the iterator kind. In particular, only random access iterators permit rapid advancement via addition. All other iterators must follow the step-by-step approach. So how does <text:span text:style-name="Code_20_Inline">advance</text:span> know what kind of iterator it has?</text:p>
      <text:p text:style-name="Text_20_body"><text:span text:style-name="T2">In most OOP languages, an iterator would derive from a common base class, which would implement a virtual </text:span><text:span text:style-name="Code_20_Inline"><text:span text:style-name="T2">advance</text:span></text:span><text:span text:style-name="T2"> function. The </text:span><text:span text:style-name="Code_20_Inline"><text:span text:style-name="T2">advance</text:span></text:span><text:span text:style-name="T2"> algorithm would call that virtual function, and let normal object-oriented dispatching take care of the details. C++ certainly could take that approach, but it doesn’t.</text:span></text:p>
      <text:p text:style-name="Text_20_body"><text:span text:style-name="T2">Instead, C++ uses a technique that does not require looking up a virtual function and making an extra function call. Instead, C++ uses a technique that does not force you to derive all iterators from a single base class. If you implement a new container, you get to pick the class hierarchy. C++ provides the </text:span><text:span text:style-name="Code_20_Inline"><text:span text:style-name="T2">std::iterator</text:span></text:span><text:span text:style-name="T2"> base class template, which you can use if you want, but you don’t need to use it. Instead, the </text:span><text:span text:style-name="Code_20_Inline"><text:span text:style-name="T2">advance</text:span></text:span><text:span text:style-name="T2"> algorithm (and all other code that uses iterators) relies on a traits template.</text:span></text:p>
      <text:p text:style-name="Text_20_body"><text:span text:style-name="Emphasis"><text:span text:style-name="T13">Traits</text:span></text:span><text:span text:style-name="T2"> are attributes or properties of a type. In this case, an iterator’s traits describe the iterator kind (random access, bidirectional, forward, input, or output), the type that the iterator points to, and so on. The author of an iterator class specializes the </text:span><text:span text:style-name="Code_20_Inline"><text:span text:style-name="T2">std::iterator_traits</text:span></text:span><text:span text:style-name="T2"> class template to define the traits </text:span><text:soft-page-break/><text:span text:style-name="T2">of the new iterator class. Iterator traits make more sense with an example, so let’s take a look at Listing 67-1, which shows one possible implementation of </text:span><text:span text:style-name="Code_20_Inline"><text:span text:style-name="T2">std::advance</text:span></text:span><text:span text:style-name="T2">.</text:span></text:p>
      <text:p text:style-name="Code_20_Caption"><text:span text:style-name="T14">Listing 67-1.</text:span> One Possible Implementation of <text:span text:style-name="Code_20_Inline"><text:span text:style-name="T15">std::advance</text:span></text:span></text:p>
      <text:p text:style-name="Code">#include &lt;iostream&gt;</text:p>
      <text:p text:style-name="Code">#include &lt;iterator&gt;</text:p>
      <text:p text:style-name="Code">#include &lt;ostream&gt;</text:p>
      <text:p text:style-name="Code">#include &lt;string&gt;</text:p>
      <text:p text:style-name="Code"/>
      <text:p text:style-name="Code">void trace(std::string const&amp; msg)</text:p>
      <text:p text:style-name="Code">{</text:p>
      <text:p text:style-name="Code"><text:span text:style-name="T16"><text:s text:c="3"/></text:span>std::cout &lt;&lt; msg &lt;&lt; '\n';</text:p>
      <text:p text:style-name="Code">}</text:p>
      <text:p text:style-name="Code"/>
      <text:p text:style-name="Code">// Default implementation: advance the slow way</text:p>
      <text:p text:style-name="Code">template&lt;class Kind&gt;</text:p>
      <text:p text:style-name="Code">class iterator_advancer</text:p>
      <text:p text:style-name="Code">{</text:p>
      <text:p text:style-name="Code">public:</text:p>
      <text:p text:style-name="Code"><text:span text:style-name="T16"><text:s text:c="3"/></text:span>template&lt;class InIter, class Distance&gt;</text:p>
      <text:p text:style-name="Code"><text:span text:style-name="T16"><text:s text:c="3"/></text:span>void operator()(InIter&amp; iter, Distance distance)</text:p>
      <text:p text:style-name="Code"><text:span text:style-name="T16"><text:s text:c="3"/></text:span>{</text:p>
      <text:p text:style-name="Code"><text:span text:style-name="T16"><text:s text:c="6"/></text:span>trace("iterator_advancer&lt;&gt;");</text:p>
      <text:p text:style-name="Code"><text:span text:style-name="T16"><text:s text:c="6"/></text:span>for ( ; distance != 0; --distance)</text:p>
      <text:p text:style-name="Code"><text:span text:style-name="T16"><text:s text:c="9"/></text:span>++iter;</text:p>
      <text:p text:style-name="Code"><text:span text:style-name="T16"><text:s text:c="3"/></text:span>}</text:p>
      <text:p text:style-name="Code">};</text:p>
      <text:p text:style-name="Code"/>
      <text:p text:style-name="Code">// Partial specialization for bi-directional iterators</text:p>
      <text:p text:style-name="Code">template&lt;&gt;</text:p>
      <text:p text:style-name="Code">class iterator_advancer&lt;std::bidirectional_iterator_tag&gt;</text:p>
      <text:p text:style-name="Code">{</text:p>
      <text:p text:style-name="Code">public:</text:p>
      <text:p text:style-name="Code"><text:span text:style-name="T16"><text:s text:c="3"/></text:span>template&lt;class BiDiIter, class Distance&gt;</text:p>
      <text:p text:style-name="Code"><text:span text:style-name="T16"><text:s text:c="3"/></text:span>void operator()(BiDiIter&amp; iter, Distance distance)</text:p>
      <text:p text:style-name="Code"><text:span text:style-name="T16"><text:s text:c="3"/></text:span>{</text:p>
      <text:p text:style-name="Code"><text:span text:style-name="T16"><text:s text:c="6"/></text:span>trace("iterator_advancer&lt;bidirectional_iterator_tag&gt;");</text:p>
      <text:p text:style-name="Code"><text:span text:style-name="T16"><text:s text:c="6"/></text:span>if (distance &lt; 0)</text:p>
      <text:p text:style-name="Code"><text:span text:style-name="T16"><text:s text:c="9"/></text:span>for ( ; distance != 0; ++distance)</text:p>
      <text:p text:style-name="Code"><text:span text:style-name="T16"><text:s text:c="12"/></text:span>--iter;</text:p>
      <text:p text:style-name="Code"><text:span text:style-name="T16"><text:s text:c="6"/></text:span>else</text:p>
      <text:p text:style-name="Code"><text:span text:style-name="T16"><text:s text:c="9"/></text:span>for ( ; distance != 0; --distance)</text:p>
      <text:p text:style-name="Code"><text:span text:style-name="T16"><text:s text:c="12"/></text:span>++iter;</text:p>
      <text:p text:style-name="Code"><text:span text:style-name="T16"><text:s text:c="3"/></text:span>}</text:p>
      <text:p text:style-name="Code">};</text:p>
      <text:p text:style-name="Code"/>
      <text:p text:style-name="Code">template&lt;class InIter, class Distance&gt;</text:p>
      <text:p text:style-name="Code">void my_advance(InIter&amp; iter, Distance distance)</text:p>
      <text:p text:style-name="Code">{</text:p>
      <text:p text:style-name="Code"><text:span text:style-name="T16"><text:s text:c="4"/></text:span>iterator_advancer&lt;typename std::iterator_traits&lt;InIter&gt;::iterator_category&gt;<text:change-start text:change-id="ct182895504"/><text:span text:style-name="T1">{}</text:span><text:change-end text:change-id="ct182895504"/><text:change text:change-id="ct186767184"/></text:p>
      <text:p text:style-name="Code"><text:span text:style-name="T16"><text:s text:c="8"/></text:span>(iter, distance);</text:p>
      <text:p text:style-name="Code">}</text:p>
      <text:p text:style-name="Text_20_body"><text:soft-page-break/><text:span text:style-name="T2">This code is not as difficult to understand as it appears. The </text:span><text:span text:style-name="Code_20_Inline"><text:span text:style-name="T2">iterator_advancer</text:span></text:span><text:span text:style-name="T2"> class template provides one function, the function call operator. The implementation advances an input iterator </text:span><text:span text:style-name="Code_20_Inline"><text:span text:style-name="T2">distance</text:span></text:span><text:span text:style-name="T2"> times. This implementation works for a non-negative </text:span><text:span text:style-name="Code_20_Inline"><text:span text:style-name="T2">distance</text:span></text:span><text:span text:style-name="T2"> with any kind of iterator.</text:span></text:p>
      <text:p text:style-name="Text_20_body"><text:span text:style-name="T2">Bi-directional iterators permit a negative value for </text:span><text:span text:style-name="Code_20_Inline"><text:span text:style-name="T2">distance</text:span></text:span><text:span text:style-name="T2">. Partial template specialization permits a separate implementation of </text:span><text:span text:style-name="Code_20_Inline"><text:span text:style-name="T2">iterator_advancer</text:span></text:span><text:span text:style-name="T2"> just for bi-directional iterators. The specialization checks whether </text:span><text:span text:style-name="Code_20_Inline"><text:span text:style-name="T2">distance</text:span></text:span><text:span text:style-name="T2"> is negative; negative and non-negative values are handled differently. </text:span></text:p>
      <text:p text:style-name="Note_2f_Tip_2f_Caution"><text:span text:style-name="Dingbat_20_Symbol"><text:span text:style-name="T6"></text:span></text:span>Note Remember from Exploration 51 that only classes can use partial specialization. That’s why <text:span text:style-name="Code_20_Inline">iterator_advancer</text:span> is a class template with a function call operator instead of a function template. This idiom is common in C++. Another approach is to use function overloading, passing the iterator kind as an additional argument. The value is unimportant, so just pass a default-constructed object. Advanced overloading will be covered in Exploration <text:change-start text:change-id="ct210115376"/><text:span text:style-name="T1">69</text:span><text:change-end text:change-id="ct210115376"/><text:change text:change-id="ct180865152"/>.</text:p>
      <text:p text:style-name="Text_20_body"><text:span text:style-name="T2">Let’s assemble the pieces. The </text:span><text:span text:style-name="Code_20_Inline"><text:span text:style-name="T2">my_advance</text:span></text:span><text:span text:style-name="T2"> function creates an instance of </text:span><text:span text:style-name="Code_20_Inline"><text:span text:style-name="T2">iterator_advancer</text:span></text:span><text:span text:style-name="T2"> and calls its function call operator, passing the </text:span><text:span text:style-name="Code_20_Inline"><text:span text:style-name="T2">iter</text:span></text:span><text:span text:style-name="T2"> and </text:span><text:span text:style-name="Code_20_Inline"><text:span text:style-name="T2">distance</text:span></text:span><text:span text:style-name="T2"> arguments. The magic is the </text:span><text:span text:style-name="Code_20_Inline"><text:span text:style-name="T2">std::iterator_traits</text:span></text:span><text:span text:style-name="T2"> class template. This class template has a few member typedefs, including </text:span><text:span text:style-name="Code_20_Inline"><text:span text:style-name="T2">iterator_category</text:span></text:span><text:span text:style-name="T2">.</text:span></text:p>
      <text:p text:style-name="Text_20_body"><text:span text:style-name="T2">All bi-directional iterators must define the member typedef, </text:span><text:span text:style-name="Code_20_Inline"><text:span text:style-name="T2">iterator_category</text:span></text:span><text:span text:style-name="T17">,</text:span><text:span text:style-name="T2"> as </text:span><text:span text:style-name="Code_20_Inline"><text:span text:style-name="T2">std::bidirectional_iterator_tag</text:span></text:span><text:span text:style-name="T2">. Thus, when your program calls </text:span><text:span text:style-name="Code_20_Inline"><text:span text:style-name="T2">my_advance</text:span></text:span><text:span text:style-name="T2">, and passes a bi-directional iterator (such as a </text:span><text:span text:style-name="Code_20_Inline"><text:span text:style-name="T2">std::list</text:span></text:span><text:span text:style-name="T2"> iterator) as the first argument, the </text:span><text:span text:style-name="Code_20_Inline"><text:span text:style-name="T2">my_advance</text:span></text:span><text:span text:style-name="T2"> function queries </text:span><text:span text:style-name="Code_20_Inline"><text:span text:style-name="T2">iterator_traits</text:span></text:span><text:span text:style-name="T2"> to discover the </text:span><text:span text:style-name="Code_20_Inline"><text:span text:style-name="T2">iterator_category</text:span></text:span><text:span text:style-name="T2">. The compiler uses template specialization to decide which implementation of </text:span><text:span text:style-name="Code_20_Inline"><text:span text:style-name="T2">iterator_advancer</text:span></text:span><text:span text:style-name="T2"> to choose. The compiler then generates the code to call the correct function. The compiler takes care of all this magic—your program pays no runtime penalty.</text:span></text:p>
      <text:p text:style-name="Text_20_body"><text:span text:style-name="T2">Now try running the program in Listing 67-2 to see which </text:span><text:span text:style-name="Code_20_Inline"><text:span text:style-name="T2">iterator_advancer</text:span></text:span><text:span text:style-name="T2"> specialization is called in each situation.</text:span></text:p>
      <text:p text:style-name="Code_20_Caption"><text:span text:style-name="T14">Listing 67-2.</text:span> Example Program to Use the <text:span text:style-name="Code_20_Inline"><text:span text:style-name="T15">my_advance</text:span></text:span> Function</text:p>
      <text:p text:style-name="Code">#include &lt;fstream&gt;</text:p>
      <text:p text:style-name="Code">#include &lt;iostream&gt;</text:p>
      <text:p text:style-name="Code">#include &lt;istream&gt;</text:p>
      <text:p text:style-name="Code">#include &lt;iterator&gt;</text:p>
      <text:p text:style-name="Code">#include &lt;list&gt;</text:p>
      <text:p text:style-name="Code">#include &lt;ostream&gt;</text:p>
      <text:p text:style-name="Code">#include &lt;string&gt;</text:p>
      <text:p text:style-name="Code">#include &lt;vector&gt;</text:p>
      <text:p text:style-name="Code"/>
      <text:p text:style-name="Code">#include "advance.hpp" // <text:change text:change-id="ct204511808"/>Listing 67-1</text:p>
      <text:p text:style-name="Code"/>
      <text:p text:style-name="Code">int main()</text:p>
      <text:p text:style-name="Code">{</text:p>
      <text:p text:style-name="Code"><text:span text:style-name="T16"><text:s text:c="3"/></text:span>std::vector&lt;int&gt; vector{ 10, 20, 30, 40 };</text:p>
      <text:p text:style-name="Code"><text:soft-page-break/><text:span text:style-name="T16"><text:s text:c="3"/></text:span>std::list&lt;int&gt; list(vector.begin(), vector.end());</text:p>
      <text:p text:style-name="Code"><text:span text:style-name="T16"><text:s text:c="3"/></text:span>std::vector&lt;int&gt;::iterator vector_iterator{vector.begin()};</text:p>
      <text:p text:style-name="Code"><text:span text:style-name="T16"><text:s text:c="3"/></text:span>std::list&lt;int&gt;::iterator list_iterator{list.begin()};</text:p>
      <text:p text:style-name="Code"><text:span text:style-name="T16"><text:s text:c="3"/></text:span>std::ifstream file{"advance.hpp"};</text:p>
      <text:p text:style-name="Code"><text:span text:style-name="T16"><text:s text:c="3"/></text:span>std::istream_iterator&lt;std::string&gt; input_iterator{file};</text:p>
      <text:p text:style-name="Code"/>
      <text:p text:style-name="Code"><text:span text:style-name="T16"><text:s text:c="3"/></text:span>my_advance(input_iterator, 2);</text:p>
      <text:p text:style-name="Code"><text:span text:style-name="T16"><text:s text:c="3"/></text:span>my_advance(list_iterator, 2);</text:p>
      <text:p text:style-name="Code"><text:span text:style-name="T16"><text:s text:c="3"/></text:span>my_advance(vector_iterator, 2);</text:p>
      <text:p text:style-name="Code">}<text:span text:style-name="Comment_20_Reference"><text:span text:style-name="T8"><office:annotation><dc:creator>Fabio Claudio Ferracchiati</dc:creator><dc:date>2013-10-03T16:22:00</dc:date><text:p text:style-name="P13"><text:span text:style-name="T26">Reading from chapter 1 compilers’ command to compile the source I used both g++ and cl commands. The g++ compiler produces the executable while cl compiler gave me those errors:</text:span></text:p><text:p text:style-name="P13"><text:span text:style-name="T26"/></text:p><text:p text:style-name="P13"><text:span text:style-name="T26">source.cpp</text:span></text:p><text:p text:style-name="P13"><text:span text:style-name="T26">source.cpp(14) : error C2601: 'vector' : local function definitions are illegal</text:span></text:p><text:p text:style-name="P13"><text:span text:style-name="T26"><text:s text:c="8"/></text:span><text:span text:style-name="T26">source.cpp(13): this line contains a '{' which has not yet been matched</text:span></text:p><text:p text:style-name="P13"><text:span text:style-name="T26">source.cpp(14) : error C2143: syntax error : missing ';' before '}'</text:span></text:p><text:p text:style-name="P13"><text:span text:style-name="T26">source.cpp(15) : error C2065: 'vector' : undeclared identifier</text:span></text:p><text:p text:style-name="P13"><text:span text:style-name="T26">source.cpp(15) : error C2228: left of '.begin' must have class/struct/union</text:span></text:p><text:p text:style-name="P13"><text:span text:style-name="T26"><text:s text:c="8"/></text:span><text:span text:style-name="T26">type is ''unknown-type''</text:span></text:p><text:p text:style-name="P13"><text:span text:style-name="T26">source.cpp(15) : error C2228: left of '.end' must have class/struct/union</text:span></text:p><text:p text:style-name="P13"><text:span text:style-name="T26"><text:s text:c="8"/></text:span><text:span text:style-name="T26">type is ''unknown-type''</text:span></text:p><text:p text:style-name="P13"><text:span text:style-name="T26">source.cpp(16) : error C2470: 'vector_iterator' : looks like a function definiti</text:span></text:p><text:p text:style-name="P13"><text:span text:style-name="T26">on, but there is no parameter list; skipping apparent body</text:span></text:p><text:p text:style-name="P13"><text:span text:style-name="T26">source.cpp(17) : error C2470: 'list_iterator' : looks like a function definition</text:span></text:p><text:p text:style-name="P13"><text:span text:style-name="T26">, but there is no parameter list; skipping apparent body</text:span></text:p><text:p text:style-name="P13"><text:span text:style-name="T26">source.cpp(18) : error C2470: 'file' : looks like a function definition, but the</text:span></text:p><text:p text:style-name="P13"><text:span text:style-name="T26">re is no parameter list; skipping apparent body</text:span></text:p><text:p text:style-name="P13"><text:span text:style-name="T26">source.cpp(19) : error C2470: 'input_iterator' : looks like a function definitio</text:span></text:p><text:p text:style-name="P13"><text:span text:style-name="T26">n, but there is no parameter list; skipping apparent body</text:span></text:p><text:p text:style-name="P13"><text:span text:style-name="T26">source.cpp(21) : error C2065: 'input_iterator' : undeclared identifier</text:span></text:p><text:p text:style-name="P13"><text:span text:style-name="T26">source.cpp(22) : error C2065: 'list_iterator' : undeclared identifier</text:span></text:p><text:p text:style-name="P13"><text:span text:style-name="T26">source.cpp(23) : error C2065: 'vector_iterator' : undeclared identifier</text:span></text:p></office:annotation></text:span></text:span><text:change-start text:change-id="ct186735584"/><text:span text:style-name="Comment_20_Reference"><text:span text:style-name="T8"><office:annotation><dc:creator>Ray Lischner</dc:creator><dc:date>2013-11-10T21:56:41</dc:date><text:list text:style-name=""><text:list-item><text:p text:style-name="P14"><text:span text:style-name="T27">Reply to Fabio Claudio Ferracchiati (10/03/2013, 16:22): "..."</text:span></text:p></text:list-item><text:list-item><text:p><text:span text:style-name="T28"/></text:p></text:list-item><text:list-item><text:p><text:span text:style-name="T28">I am trying to get the October release of Visual Studio 2013 so I can find out how complete the Microsoft implementation is. I’m confident the final release will be able to handle nearly all of my examples. Clearly older releases cannot.</text:span></text:p></text:list-item></text:list></office:annotation></text:span></text:span><text:change-end text:change-id="ct186735584"/></text:p>
      <text:p text:style-name="Text_20_body"><text:span text:style-name="T2">Notice any problems? </text:span><text:span text:style-name="Strong_20_Emphasis"><text:span text:style-name="T18">What kind of iterator does a vector use?</text:span></text:span><text:span text:style-name="T2"> ________________ </text:span><text:span text:style-name="Strong_20_Emphasis"><text:span text:style-name="T18">Which specialization does the compiler pick?</text:span></text:span><text:span text:style-name="T2"> ________________ The compiler does not follow class hierarchies when picking template specializations, so the fact that </text:span><text:span text:style-name="Code_20_Inline"><text:span text:style-name="T2">random_access_iterator_<text:line-break/>tag</text:span></text:span><text:span text:style-name="T2"> derives from </text:span><text:span text:style-name="Code_20_Inline"><text:span text:style-name="T2">bidirectional_iterator_tag</text:span></text:span><text:span text:style-name="T2"> is irrelevant in this case. If you want to specialize </text:span><text:span text:style-name="Code_20_Inline"><text:span text:style-name="T2">iterator_advancer</text:span></text:span><text:span text:style-name="T2"> for random access iterators, you must provide another specialization, this time for </text:span><text:span text:style-name="Code_20_Inline"><text:span text:style-name="T2">random_access_iterator_tag</text:span></text:span><text:span text:style-name="T2">. Remember from Exploration 44 that random access iterators permit arithmetic on iterators. Thus, you can advance an iterator rapidly by adding the distance. </text:span><text:span text:style-name="Strong_20_Emphasis"><text:span text:style-name="T18">Implement a partial specialization of </text:span></text:span><text:span text:style-name="Strong_20_Emphasis"><text:span text:style-name="T20">iterator_advancer</text:span></text:span><text:span text:style-name="Strong_20_Emphasis"><text:span text:style-name="T18"> for random access iterators.</text:span></text:span></text:p>
      <text:p text:style-name="P5">Compare your solution with the snippet in Listing 67-3.</text:p>
      <text:p text:style-name="Code_20_Caption"><text:span text:style-name="T14">Listing 67-3.</text:span> Specializing <text:span text:style-name="Code_20_Inline"><text:span text:style-name="T15">iterator_advancer</text:span></text:span> for Random Access Iterators</text:p>
      <text:p text:style-name="Code">// Partial specialization for random access iterators</text:p>
      <text:p text:style-name="Code">template&lt;&gt;</text:p>
      <text:p text:style-name="Code">class iterator_advancer&lt;std::random_access_iterator_tag&gt;</text:p>
      <text:p text:style-name="Code">{</text:p>
      <text:p text:style-name="Code">public:</text:p>
      <text:p text:style-name="Code"><text:span text:style-name="T16"><text:s text:c="3"/></text:span>template&lt;class RandomIter, class Distance&gt;</text:p>
      <text:p text:style-name="Code"><text:span text:style-name="T16"><text:s text:c="3"/></text:span>void operator()(RandomIter&amp; iter, Distance distance)</text:p>
      <text:p text:style-name="Code"><text:span text:style-name="T16"><text:s text:c="3"/></text:span>{</text:p>
      <text:p text:style-name="Code"><text:span text:style-name="T16"><text:s text:c="6"/></text:span>trace("iterator_advancer&lt;random_access_iterator_tag&gt;");</text:p>
      <text:p text:style-name="Code"><text:span text:style-name="T16"><text:s text:c="6"/></text:span>iter += distance;</text:p>
      <text:p text:style-name="Code"><text:span text:style-name="T16"><text:s text:c="3"/></text:span>}</text:p>
      <text:p text:style-name="Code">};</text:p>
      <text:p text:style-name="P5">Now rerun the example program to see that the compiler picks the correct specialization.</text:p>
      <text:p text:style-name="Text_20_body"><text:span text:style-name="T2">A good optimizing compiler can take the </text:span><text:span text:style-name="Code_20_Inline"><text:span text:style-name="T2">my_advance</text:span></text:span><text:span text:style-name="T2"> function with the random-access specialization of </text:span><text:span text:style-name="Code_20_Inline"><text:span text:style-name="T2">iterator_advancer</text:span></text:span><text:span text:style-name="T2">, and easily compile optimal code, turning a call to the </text:span><text:span text:style-name="Code_20_Inline"><text:span text:style-name="T2">my_advance</text:span></text:span><text:span text:style-name="T2"> function into a single addition, with no function-call overhead. In other words, the layers of complexity that traits and policies introduce do not necessarily equate to bloated code and poor runtime performance. The complexity is conceptual, and once you understand what the traits do and how they work, you can let them abstract away the underlying complexity. They will make your job easier.</text:span></text:p>
      <text:h text:style-name="Heading_20_1" text:outline-level="1"><text:soft-page-break/>Iterator Traits</text:h>
      <text:p text:style-name="Body_20_Text_20_First">The class template, <text:span text:style-name="Code_20_Inline">iterator_traits</text:span> (defined in <text:span text:style-name="Code_20_Inline">&lt;iterator&gt;</text:span>), is an example of a <text:span text:style-name="Emphasis"><text:span text:style-name="T12">traits</text:span></text:span> type. A traits type provides traits, or characteristics, of another type. In this case, <text:span text:style-name="Code_20_Inline">iterator_traits</text:span> informs you about several traits of an iterator exposed via typedefs:</text:p>
      <text:list xml:id="list8114113175588218999" text:style-name="WW8Num1">
        <text:list-item>
          <text:p text:style-name="P8"><text:span text:style-name="T19">difference_type:</text:span> A signed integer type that represents the difference between two iterators. If you have two iterators that point into the same container, the <text:span text:style-name="Code_20_Inline">distance</text:span> function returns the distance between them—that is, the number of positions that separate the iterators. If the iterators are bidirectional or random-access, the distance can be negative.</text:p>
        </text:list-item>
        <text:list-item>
          <text:p text:style-name="P8"><text:span text:style-name="T19">iterator_category:</text:span> The iterator kind, which must be one of the following types (also defined in <text:span text:style-name="Code_20_Inline">&lt;iterator&gt;</text:span>):</text:p>
        </text:list-item>
      </text:list>
      <text:list xml:id="list4307182955887346593" text:style-name="WW8Num2">
        <text:list-item>
          <text:p text:style-name="P11"><text:span text:style-name="Code_20_Inline">bidirectional_iterator_tag</text:span></text:p>
        </text:list-item>
        <text:list-item>
          <text:p text:style-name="P11"><text:span text:style-name="Code_20_Inline">forward_iterator_tag</text:span></text:p>
        </text:list-item>
        <text:list-item>
          <text:p text:style-name="P11"><text:span text:style-name="Code_20_Inline">input_iterator_tag</text:span></text:p>
        </text:list-item>
        <text:list-item>
          <text:p text:style-name="P11"><text:span text:style-name="Code_20_Inline">output_iterator_tag</text:span></text:p>
        </text:list-item>
        <text:list-item>
          <text:p text:style-name="P12"><text:span text:style-name="Code_20_Inline">random_access_iterator_tag</text:span></text:p>
        </text:list-item>
      </text:list>
      <text:p text:style-name="Text_20_body"><text:change text:change-id="ct199674688"/><text:span text:style-name="T2">Some of the standard algorithms use template specialization and the </text:span><text:span text:style-name="T21">iterator</text:span><text:span text:style-name="Code_20_Inline"><text:span text:style-name="T2">_category</text:span></text:span><text:span text:style-name="T2"> to provide optimal implementations for different kinds of iterators.</text:span></text:p>
      <text:list xml:id="list1956024744" text:continue-list="list8114113175588218999" text:style-name="WW8Num1">
        <text:list-item>
          <text:p text:style-name="P8"><text:span text:style-name="T19">pointer:</text:span> A typedef that represents a pointer to a value.</text:p>
        </text:list-item>
        <text:list-item>
          <text:p text:style-name="P8"><text:span text:style-name="T19">reference:</text:span> A typedef that represents a reference to a value.</text:p>
        </text:list-item>
        <text:list-item>
          <text:p text:style-name="P8"><text:span text:style-name="T19">value_type:</text:span> The type of values to which the iterator refers.</text:p>
        </text:list-item>
      </text:list>
      <text:p text:style-name="Text_20_body"><text:span text:style-name="Strong_20_Emphasis"><text:span text:style-name="T18">Can you think of another traits type in the standard library?</text:span></text:span><text:span text:style-name="T2"> ________________ The first one that I introduced in Exploration 2 is </text:span><text:span text:style-name="Code_20_Inline"><text:span text:style-name="T2">std::numeric_limits</text:span></text:span><text:span text:style-name="T2"> (Exploration 25). Another traits class that I’ve mentioned without explanation is </text:span><text:span text:style-name="Code_20_Inline"><text:span text:style-name="T2">std::char_traits</text:span></text:span><text:span text:style-name="T2"> (defined in </text:span><text:span text:style-name="Code_20_Inline"><text:span text:style-name="T2">&lt;string&gt;</text:span></text:span><text:span text:style-name="T2">). But most of the interesting traits are the type traits.</text:span></text:p>
      <text:h text:style-name="Heading_20_1" text:outline-level="1">Type Traits</text:h>
      <text:p text:style-name="Body_20_Text_20_First">The <text:span text:style-name="Code_20_Inline">&lt;type_traits&gt;</text:span> header defines a suite of traits templates that describe the characteristics of a type. They range from simple queries, such as <text:span text:style-name="Code_20_Inline">std::is_integral&lt;&gt;</text:span>, which tells you whether a type is one of the built-in integral types, to more sophisticated queries, such as <text:span text:style-name="Code_20_Inline">std::is_nothrow_move_constructible&lt;&gt;</text:span>, which tells you whether a class has a <text:span text:style-name="Code_20_Inline">noexcept</text:span> move constructor. Some traits modify types, such as <text:span text:style-name="Code_20_Inline">std::remove_reference&lt;&gt;</text:span>, which transforms <text:span text:style-name="Code_20_Inline">int&amp;</text:span> to <text:span text:style-name="Code_20_Inline">int</text:span>, for example.</text:p>
      <text:p text:style-name="Text_20_body"><text:soft-page-break/><text:span text:style-name="T2">The </text:span><text:span text:style-name="Code_20_Inline"><text:span text:style-name="T2">std::move()</text:span></text:span><text:span text:style-name="T2"> function uses type traits, just to name one use of type traits in the standard library. Remember that all it does is change an lvalue to an rvalue. It uses </text:span><text:span text:style-name="Code_20_Inline"><text:span text:style-name="T2">remove_reference</text:span></text:span><text:span text:style-name="T2"> to strip the reference from its argument, and then adds </text:span><text:span text:style-name="Code_20_Inline"><text:span text:style-name="T2">&amp;&amp;</text:span></text:span><text:span text:style-name="T2"> to turn the result into an rvalue reference:</text:span></text:p>
      <text:p text:style-name="Code">template&lt;class T&gt;</text:p>
      <text:p text:style-name="Code">typename std::remove_reference&lt;T&gt;::type&amp;&amp; move(T&amp;&amp; t) noexcept</text:p>
      <text:p text:style-name="Code">{</text:p>
      <text:p text:style-name="Code"><text:span text:style-name="T16"><text:s text:c="3"/></text:span>return static_cast&lt;typename std::remove_reference&lt;T&gt;::type&amp;&amp;&gt;(t);</text:p>
      <text:p text:style-name="Code">}</text:p>
      <text:p text:style-name="Text_20_body"><text:span text:style-name="T2">Notice the use of the </text:span><text:span text:style-name="Code_20_Inline"><text:span text:style-name="T2">type</text:span></text:span><text:span text:style-name="T2"> member typedef. That is how the type traits expose the result of their transformation. The query traits declare </text:span><text:span text:style-name="Code_20_Inline"><text:span text:style-name="T2">type</text:span></text:span><text:span text:style-name="T2"> to be a typedef for </text:span><text:span text:style-name="Code_20_Inline"><text:span text:style-name="T2">std::true_type</text:span></text:span><text:span text:style-name="T2"> or </text:span><text:span text:style-name="Code_20_Inline"><text:span text:style-name="T2">std::false_type</text:span></text:span><text:span text:style-name="T2">; these classes declare a </text:span><text:span text:style-name="Code_20_Inline"><text:span text:style-name="T2">value</text:span></text:span><text:span text:style-name="T2"> member to be </text:span><text:span text:style-name="Code_20_Inline"><text:span text:style-name="T2">true</text:span></text:span><text:span text:style-name="T2"> or </text:span><text:span text:style-name="Code_20_Inline"><text:span text:style-name="T2">false</text:span></text:span><text:span text:style-name="T2"> at compile time. Although you can create an instance of </text:span><text:span text:style-name="Code_20_Inline"><text:span text:style-name="T2">true_type</text:span></text:span><text:span text:style-name="T2"> or </text:span><text:span text:style-name="Code_20_Inline"><text:span text:style-name="T2">false_type</text:span></text:span><text:span text:style-name="T2"> and evaluate them at run-time, the typical use is to use them to specialize a template.</text:span></text:p>
      <text:p text:style-name="Text_20_body"><text:span text:style-name="T2">The </text:span><text:span text:style-name="Code_20_Inline"><text:span text:style-name="T2">&lt;type_traits&gt;</text:span></text:span><text:span text:style-name="T2"> header has much more to offer, and Exploration 70 will delve deeper into its mysteries. For now, let’s tackle a more mundane traits class, </text:span><text:span text:style-name="Code_20_Inline"><text:span text:style-name="T2">std::char_traits</text:span></text:span><text:span text:style-name="T2">.</text:span></text:p>
      <text:h text:style-name="Heading_20_1" text:outline-level="1">Case Study: char_traits</text:h>
      <text:p text:style-name="Body_20_Text_20_First">Among the difficulties in working with characters in C++ is the <text:span text:style-name="Code_20_Inline">char</text:span> type may be signed or unsigned. The size of a <text:span text:style-name="Code_20_Inline">char</text:span> relative to the size of an <text:span text:style-name="Code_20_Inline">int</text:span> varies from compiler to compiler. The range of valid character values also varies from one implementation to another, and can even change while a program is running. A time-honored convention is to use <text:span text:style-name="Code_20_Inline">int</text:span> to store a value that may be a <text:span text:style-name="Code_20_Inline">char</text:span> or a special value that marks end-of-file, but nothing in the standard supports this convention. You may need to use <text:span text:style-name="Code_20_Inline">unsigned</text:span> <text:span text:style-name="Code_20_Inline">int</text:span> or <text:span text:style-name="Code_20_Inline">long</text:span>.</text:p>
      <text:p text:style-name="Text_20_body"><text:span text:style-name="T2">In order to write portable code, you need a traits class to provide a typedef for the integer type to use, the value of the end-of-file marker, and so on. That’s exactly what </text:span><text:span text:style-name="Code_20_Inline"><text:span text:style-name="T2">char_traits</text:span></text:span><text:span text:style-name="T2"> is for. When you use </text:span><text:span text:style-name="Code_20_Inline"><text:span text:style-name="T2">std::char_traits&lt;char&gt;::int_type</text:span></text:span><text:span text:style-name="T2">, you know you can safely store any </text:span><text:span text:style-name="Code_20_Inline"><text:span text:style-name="T2">char</text:span></text:span><text:span text:style-name="T2"> value or the end-of-file marker (which is </text:span><text:span text:style-name="Code_20_Inline"><text:span text:style-name="T2">std::char_traits&lt;char&gt;::eof()</text:span></text:span><text:span text:style-name="T2">).</text:span></text:p>
      <text:p text:style-name="Text_20_body"><text:span text:style-name="T2">The standard </text:span><text:span text:style-name="Code_20_Inline"><text:span text:style-name="T2">istream</text:span></text:span><text:span text:style-name="T2"> class has a </text:span><text:span text:style-name="Code_20_Inline"><text:span text:style-name="T2">get()</text:span></text:span><text:span text:style-name="T2"> function that returns an input character or the special end-of-file marker when there is no more input. The standard </text:span><text:span text:style-name="Code_20_Inline"><text:span text:style-name="T2">ostream</text:span></text:span><text:span text:style-name="T2"> class offers </text:span><text:span text:style-name="Code_20_Inline"><text:span text:style-name="T2">put(c)</text:span></text:span><text:span text:style-name="T2"> to write a character. </text:span><text:span text:style-name="Strong_20_Emphasis"><text:span text:style-name="T18">Use these functions with </text:span></text:span><text:span text:style-name="Strong_20_Emphasis"><text:span text:style-name="T20">char_traits</text:span></text:span><text:span text:style-name="Strong_20_Emphasis"><text:span text:style-name="T18"> to write a function that copies its standard input to its standard output, one character at a time.</text:span></text:span><text:span text:style-name="T2"> Call </text:span><text:span text:style-name="Code_20_Inline"><text:span text:style-name="T2">eof()</text:span></text:span><text:span text:style-name="T2"> to obtain the special end-of-file value and </text:span><text:span text:style-name="Code_20_Inline"><text:span text:style-name="T2">eq_int_type(a,b)</text:span></text:span><text:span text:style-name="T2"> to compare two integer representations of characters for equality. Both functions are static member functions of the </text:span><text:span text:style-name="Code_20_Inline"><text:span text:style-name="T2">char_traits</text:span></text:span><text:span text:style-name="T2"> template, which you must instantiate with the desired character type. Call </text:span><text:span text:style-name="Code_20_Inline"><text:span text:style-name="T2">to_char_type</text:span></text:span><text:span text:style-name="T2"> to convert the integer representation back to a </text:span><text:span text:style-name="Code_20_Inline"><text:span text:style-name="T2">char</text:span></text:span><text:span text:style-name="T2">. </text:span>Compare your solution with Listing 67-4.</text:p>
      <text:p text:style-name="Code_20_Caption"><text:span text:style-name="T14">Listing 67-4.</text:span> Using Character Traits When Copying Input to Output</text:p>
      <text:p text:style-name="Code">#include &lt;iostream&gt;</text:p>
      <text:p text:style-name="Code">#include &lt;istream&gt;</text:p>
      <text:p text:style-name="Code">#include &lt;ostream&gt;</text:p>
      <text:p text:style-name="Code">#include &lt;string&gt; <text:s text:c="7"/>// for char_traits</text:p>
      <text:p text:style-name="Code"/>
      <text:p text:style-name="Code">int main()</text:p>
      <text:p text:style-name="Code"><text:soft-page-break/>{</text:p>
      <text:p text:style-name="Code"><text:span text:style-name="T16"><text:s text:c="3"/></text:span>typedef std::char_traits&lt;char&gt; char_traits; // for brevity and clarity</text:p>
      <text:p text:style-name="Code"><text:span text:style-name="T16"><text:s text:c="3"/></text:span>char_traits::int_type c{};</text:p>
      <text:p text:style-name="Code"><text:span text:style-name="T16"><text:s text:c="3"/></text:span>while (c = std::cin.get(), not char_traits::eq_int_type(c, char_traits::eof()))</text:p>
      <text:p text:style-name="Code"><text:span text:style-name="T16"><text:s text:c="6"/></text:span>std::cout.put(char_traits::to_char_type(c));</text:p>
      <text:p text:style-name="Code">}</text:p>
      <text:p text:style-name="Text_20_body"><text:span text:style-name="T2">First, notice the loop condition. Recall from Exploration 46 that the comma can separate two expressions; the first sub-expression is evaluated then the second. The result of the entire expression is the result of the second sub-expression. In this case, the first sub-expression assigns </text:span><text:span text:style-name="Code_20_Inline"><text:span text:style-name="T2">get()</text:span></text:span><text:span text:style-name="T2"> to </text:span><text:span text:style-name="Code_20_Inline"><text:span text:style-name="T2">c</text:span></text:span><text:span text:style-name="T2">, and the second sub-expression calls </text:span><text:span text:style-name="Code_20_Inline"><text:span text:style-name="T2">eq_int_type</text:span></text:span><text:span text:style-name="T2">, so the result of the loop condition is the return value from </text:span><text:span text:style-name="Code_20_Inline"><text:span text:style-name="T2">eq_int_type</text:span></text:span><text:span text:style-name="T2">, testing whether the result of </text:span><text:span text:style-name="Code_20_Inline"><text:span text:style-name="T2">get</text:span></text:span><text:span text:style-name="T2">, as stored in </text:span><text:span text:style-name="Code_20_Inline"><text:span text:style-name="T2">c</text:span></text:span><text:span text:style-name="T2">, is equal to the end-of-file marker. Another way to write the loop condition is as follows:</text:span></text:p>
      <text:p text:style-name="Code">not char_traits::eq_int_type(c = std::cin.get(), char_traits::eof())</text:p>
      <text:p text:style-name="Text_20_body"><text:span text:style-name="T2">I don’t like to bury assignments in the middle of an expression, so I prefer to use the comma operator in this case. Other developers have a strong aversion to the comma operator. They prefer the embedded assignment style. Another solution is to use a </text:span><text:span text:style-name="Code_20_Inline"><text:span text:style-name="T2">for</text:span></text:span><text:span text:style-name="T2"> loop instead of a </text:span><text:span text:style-name="Code_20_Inline"><text:span text:style-name="T2">while</text:span></text:span><text:span text:style-name="T2"> loop:</text:span></text:p>
      <text:p text:style-name="Code">for (char_traits::int_type c = std::cin.get();</text:p>
      <text:p text:style-name="Code"><text:span text:style-name="T16"><text:s text:c="6"/></text:span>not char_traits::eq_int_type(c, char_traits::eof());</text:p>
      <text:p text:style-name="Code"><text:span text:style-name="T16"><text:s text:c="6"/></text:span>c = std::cin.get())</text:p>
      <text:p text:style-name="Text_20_body"><text:span text:style-name="T2">The </text:span><text:span text:style-name="Code_20_Inline"><text:span text:style-name="T2">for</text:span></text:span><text:span text:style-name="T2">-loop solution has the advantage of limiting the scope of the variable, </text:span><text:span text:style-name="Code_20_Inline"><text:span text:style-name="T2">c</text:span></text:span><text:span text:style-name="T2">. But it has the disadvantage of repeating the call to </text:span><text:span text:style-name="Code_20_Inline"><text:span text:style-name="T2">std::cin.get()</text:span></text:span><text:span text:style-name="T2">. Any of these solutions is acceptable; pick a style and stick with it.</text:span></text:p>
      <text:p text:style-name="Text_20_body"><text:span text:style-name="T2">In this case, </text:span><text:span text:style-name="Code_20_Inline"><text:span text:style-name="T2">char_traits</text:span></text:span><text:span text:style-name="T2"> seems to make everything more complicated. After all, comparing two integers for equality is easier and clearer when using the </text:span><text:span text:style-name="Code_20_Inline"><text:span text:style-name="T2">==</text:span></text:span><text:span text:style-name="T2"> operator. On the other hand, using a member function gives the library-writer the opportunity for added logic, such as checking for invalid character values.</text:span></text:p>
      <text:p text:style-name="Text_20_body"><text:span text:style-name="T2">In theory, you could write a </text:span><text:span text:style-name="Code_20_Inline"><text:span text:style-name="T2">char_traits</text:span></text:span><text:span text:style-name="T2"> specialization that, for instance, implements case-insensitive comparison. In that case, the </text:span><text:span text:style-name="Code_20_Inline"><text:span text:style-name="T2">eq()</text:span></text:span><text:span text:style-name="T2"> (which compares two characters for equality) and </text:span><text:span text:style-name="Code_20_Inline"><text:span text:style-name="T2">eq_int_type()</text:span></text:span><text:span text:style-name="T2"> functions would certainly need extra logic. On the other hand, you learned in Exploration 19 that such a traits class cannot be written for many international character sets, at least not without knowing the locale.</text:span></text:p>
      <text:p text:style-name="Text_20_body"><text:span text:style-name="T2">In the real world, specializations of </text:span><text:span text:style-name="Code_20_Inline"><text:span text:style-name="T2">char_traits</text:span></text:span><text:span text:style-name="T2"> are rare.</text:span></text:p>
      <text:p text:style-name="Text_20_body"><text:span text:style-name="T2">The </text:span><text:span text:style-name="Code_20_Inline"><text:span text:style-name="T2">char_traits</text:span></text:span><text:span text:style-name="T2"> class template is interesting, nonetheless. A pure traits class template would implement only typedef members, static data members, and sometimes a member function that returns a constant, such as </text:span><text:span text:style-name="Code_20_Inline"><text:span text:style-name="T2">char_traits::eof()</text:span></text:span><text:span text:style-name="T2">. Functions such as </text:span><text:span text:style-name="Code_20_Inline"><text:span text:style-name="T2">eq_int_type()</text:span></text:span><text:span text:style-name="T2"> are not traits, which describe a type. Instead they are policy functions. A policy class template contains member functions that specify behavior, or policies. The next section looks at policies.</text:span></text:p>
      <text:h text:style-name="Heading_20_1" text:outline-level="1"><text:soft-page-break/>Policy-Based Programming</text:h>
      <text:p text:style-name="Body_20_Text_20_First">A <text:span text:style-name="Emphasis"><text:span text:style-name="T12">policy</text:span></text:span> is a class or class template that another class template can use to customize its behavior. The line between traits and policy is fuzzy, but to me, traits are static characteristics and policies are dynamic behavior. In the standard library, the string and stream classes use the <text:span text:style-name="Code_20_Inline">char_traits</text:span> policy class template to obtain type-specific behavior for comparing characters, copying character arrays, and more. The standard library provides policy implementations for the <text:span text:style-name="Code_20_Inline">char</text:span> and <text:span text:style-name="Code_20_Inline">wchar_t</text:span> types.</text:p>
      <text:p text:style-name="Text_20_body"><text:span text:style-name="T2">Suppose you are trying to write a high-performance server. After careful design, implementation, and testing, you discover that the performance of </text:span><text:span text:style-name="Code_20_Inline"><text:span text:style-name="T2">std::string</text:span></text:span><text:span text:style-name="T2"> introduces significant overhead. In your particular application, memory is abundant, but processor time is at a premium. Wouldn’t it be nice to be able to flip a switch and change your </text:span><text:span text:style-name="Code_20_Inline"><text:span text:style-name="T2">std::string</text:span></text:span><text:span text:style-name="T2"> implementation from one that is optimized for space into one that is optimized for speed? Instead, you must write your own string replacement that meets your needs. In writing your own class, you end up rewriting the many member functions, such as </text:span><text:span text:style-name="Code_20_Inline"><text:span text:style-name="T2">find_first_of</text:span></text:span><text:span text:style-name="T2">, that have nothing to do with your particular implementation, but are essentially the same for most string implementations. What a waste of time.</text:span></text:p>
      <text:p text:style-name="P5">Imagine how simple your job would be if you had a string class template that took an extra template argument with which you could select a storage mechanism for the string, substituting memory-optimized or processor-optimized implementations according to your needs. That, in a nutshell, is what policy-based programming is all about.</text:p>
      <text:p text:style-name="Text_20_body"><text:span text:style-name="T2">A </text:span><text:change text:change-id="ct215958272"/><text:change-start text:change-id="ct216482576"/><text:span text:style-name="T10">possible</text:span><text:change-end text:change-id="ct216482576"/><text:span text:style-name="T2"> implementation of </text:span><text:span text:style-name="Code_20_Inline"><text:span text:style-name="T2">std::string</text:span></text:span><text:span text:style-name="T2"> is to keep a small character array in the string object for small strings, and use dynamic memory allocation for larger strings. In order to conform to the C++ standard, these implementations cannot offer up a menu of policy template arguments that would let you pick the size of the character array. So let us free ourselves from this limitation, and write a class that implements all the members of the </text:span><text:span text:style-name="Code_20_Inline"><text:span text:style-name="T2">std::string</text:span></text:span><text:span text:style-name="T2"> class, but breaks the standard interface by adding a policy template argument. For the sake of simplicity, this book implements only a few functions. Completing the interface of </text:span><text:span text:style-name="Code_20_Inline"><text:span text:style-name="T2">std::string</text:span></text:span><text:span text:style-name="T2"> is left as an exercise for the reader. Listing 67-5 shows the new string class template and a few of its member functions. Take a look and you can see how it takes advantage of the </text:span><text:span text:style-name="Code_20_Inline"><text:span text:style-name="T2">Storage</text:span></text:span><text:span text:style-name="T2"> policy.</text:span></text:p>
      <text:p text:style-name="Code_20_Caption"><text:span text:style-name="T14">Listing 67-5.</text:span> The <text:span text:style-name="Code_20_Inline"><text:span text:style-name="T15">newstring</text:span></text:span> Class Template</text:p>
      <text:p text:style-name="P9"><text:change-start text:change-id="ct212466736"/><text:span text:style-name="T24">#include &lt;algorithm&gt;</text:span></text:p>
      <text:p text:style-name="P9"><text:span text:style-name="T24">#include &lt;cstddef&gt;</text:span></text:p>
      <text:p text:style-name="P9"><text:span text:style-name="T24"/></text:p>
      <text:p text:style-name="Code"><text:change-end text:change-id="ct212466736"/>template&lt;class Char, class Storage, class Traits = std::char_traits&lt;Char&gt;&gt;</text:p>
      <text:p text:style-name="Code">class newstring {</text:p>
      <text:p text:style-name="Code">public:</text:p>
      <text:p text:style-name="Code"><text:span text:style-name="T16"><text:s text:c="3"/></text:span>typedef Char value_type;</text:p>
      <text:p text:style-name="Code"><text:span text:style-name="T16"><text:s text:c="3"/></text:span>typedef std::size_t size_type;</text:p>
      <text:p text:style-name="Code"><text:span text:style-name="T16"><text:s text:c="3"/></text:span>typedef typename Storage::iterator iterator;</text:p>
      <text:p text:style-name="Code"><text:span text:style-name="T16"><text:s text:c="3"/></text:span>typedef typename Storage::const_iterator const_iterator;</text:p>
      <text:p text:style-name="Code"/>
      <text:p text:style-name="Code"><text:span text:style-name="T16"><text:s text:c="3"/></text:span>newstring() : storage_() {}</text:p>
      <text:p text:style-name="Code"><text:span text:style-name="T16"><text:s text:c="3"/></text:span>newstring(newstring&amp;&amp;) = default;</text:p>
      <text:p text:style-name="Code"><text:span text:style-name="T16"><text:s text:c="3"/></text:span>newstring(newstring const&amp;) = default;</text:p>
      <text:p text:style-name="Code"><text:span text:style-name="T16"><text:s text:c="3"/></text:span>newstring(Storage const&amp; storage) : storage_(storage) {}</text:p>
      <text:p text:style-name="Code"><text:span text:style-name="T16"><text:s text:c="3"/></text:span>newstring(Char const* ptr, size_type size) : storage_() {</text:p>
      <text:p text:style-name="Code"><text:span text:style-name="T16"><text:s text:c="6"/></text:span>resize(size);</text:p>
      <text:p text:style-name="Code"><text:span text:style-name="T16"><text:s text:c="6"/></text:span>std::copy(ptr, ptr + size, begin());</text:p>
      <text:p text:style-name="Code"><text:soft-page-break/><text:span text:style-name="T16"><text:s text:c="3"/></text:span>}</text:p>
      <text:p text:style-name="P6"><text:s/></text:p>
      <text:p text:style-name="Code"><text:span text:style-name="T16"><text:s text:c="3"/></text:span>static const size_type npos = static_cast&lt;size_type&gt;(-1);</text:p>
      <text:p text:style-name="Code"/>
      <text:p text:style-name="Code"><text:span text:style-name="T16"><text:s text:c="3"/></text:span>newstring&amp; operator=(newstring const&amp;) = default;</text:p>
      <text:p text:style-name="Code"><text:span text:style-name="T16"><text:s text:c="3"/></text:span>newstring&amp; operator=(newstring&amp;&amp;) = default;</text:p>
      <text:p text:style-name="Code"/>
      <text:p text:style-name="Code"><text:span text:style-name="T16"><text:s text:c="3"/></text:span>void swap(newstring&amp; str) { storage_.swap(str.storage_); }</text:p>
      <text:p text:style-name="Code"/>
      <text:p text:style-name="Code"><text:span text:style-name="T16"><text:s text:c="3"/></text:span>Char operator[](size_type i) const { return *(storage_.begin() + i); }</text:p>
      <text:p text:style-name="Code"><text:span text:style-name="T16"><text:s text:c="3"/></text:span>Char&amp; operator[](size_type i) <text:s text:c="5"/>{ return *(storage_.begin() + i); }</text:p>
      <text:p text:style-name="Code"/>
      <text:p text:style-name="Code"><text:span text:style-name="T16"><text:s text:c="3"/></text:span>void resize(size_type size, Char value = Char()) {</text:p>
      <text:p text:style-name="Code"><text:span text:style-name="T16"><text:s text:c="5"/></text:span>storage_.resize(size, value);</text:p>
      <text:p text:style-name="Code"><text:span text:style-name="T16"><text:s text:c="3"/></text:span>}</text:p>
      <text:p text:style-name="Code"><text:span text:style-name="T16"><text:s text:c="3"/></text:span>void reserve(size_type size) <text:s text:c="3"/>{ storage_.reserve(size); }</text:p>
      <text:p text:style-name="Code"><text:span text:style-name="T16"><text:s text:c="3"/></text:span>size_type size() const noexcept { return storage_.end() - storage_.begin(); }</text:p>
      <text:p text:style-name="Code"><text:span text:style-name="T16"><text:s text:c="3"/></text:span>size_type max_size() const noexcept { return storage_.max_size(); }</text:p>
      <text:p text:style-name="Code"><text:span text:style-name="T16"><text:s text:c="3"/></text:span>bool empty() const noexcept <text:s text:c="4"/>{ return size() == 0; }</text:p>
      <text:p text:style-name="Code"><text:span text:style-name="T16"><text:s text:c="3"/></text:span>void clear() <text:s text:c="19"/>{ resize(0); }</text:p>
      <text:p text:style-name="Code"><text:span text:style-name="T16"><text:s text:c="3"/></text:span>void push_back(Char c) <text:s text:c="9"/>{ resize(size() + 1, c); }</text:p>
      <text:p text:style-name="Code"/>
      <text:p text:style-name="Code"><text:span text:style-name="T16"><text:s text:c="3"/></text:span>Char const* c_str() const { return storage_.c_str(); }</text:p>
      <text:p text:style-name="Code"><text:span text:style-name="T16"><text:s text:c="3"/></text:span>Char const* data() const <text:s/>{ return storage_.c_str(); }</text:p>
      <text:p text:style-name="Code"/>
      <text:p text:style-name="Code"><text:span text:style-name="T16"><text:s text:c="3"/></text:span>iterator begin() <text:s text:c="12"/>{ return storage_.begin(); }</text:p>
      <text:p text:style-name="Code"><text:span text:style-name="T16"><text:s text:c="3"/></text:span>const_iterator begin() const { return storage_.begin(); }</text:p>
      <text:p text:style-name="Code"><text:span text:style-name="T16"><text:s text:c="3"/></text:span>iterator end() <text:s text:c="14"/>{ return storage_.end(); }</text:p>
      <text:p text:style-name="Code"><text:span text:style-name="T16"><text:s text:c="3"/></text:span>const_iterator end() const <text:s text:c="2"/>{ return storage_.end(); }</text:p>
      <text:p text:style-name="Code"/>
      <text:p text:style-name="Code"><text:span text:style-name="T16"><text:s text:c="3"/></text:span>size_type find(newstring const&amp; s, size_type pos = 0) const {</text:p>
      <text:p text:style-name="Code"><text:span text:style-name="T16"><text:s text:c="6"/></text:span>pos = std::min(pos, size());</text:p>
      <text:p text:style-name="Code"><text:span text:style-name="T16"><text:s text:c="6"/></text:span>const_iterator result( std::search(begin() + pos, end(),</text:p>
      <text:p text:style-name="Code"><text:span text:style-name="T16"><text:s text:c="29"/></text:span>s.begin(), s.end(), Traits::eq) );</text:p>
      <text:p text:style-name="Code"><text:span text:style-name="T16"><text:s text:c="6"/></text:span>if (result == end())</text:p>
      <text:p text:style-name="Code"><text:span text:style-name="T16"><text:s text:c="9"/></text:span>return npos;</text:p>
      <text:p text:style-name="Code"><text:span text:style-name="T16"><text:s text:c="6"/></text:span>else</text:p>
      <text:p text:style-name="Code"><text:span text:style-name="T16"><text:s text:c="9"/></text:span>return result - begin();</text:p>
      <text:p text:style-name="Code"><text:span text:style-name="T16"><text:s text:c="3"/></text:span>}</text:p>
      <text:p text:style-name="P6"><text:s text:c="9"/></text:p>
      <text:p text:style-name="Code">private:</text:p>
      <text:p text:style-name="Code"><text:span text:style-name="T16"><text:s text:c="3"/></text:span>Storage storage_;</text:p>
      <text:p text:style-name="Code">};</text:p>
      <text:p text:style-name="Code"/>
      <text:p text:style-name="Code">template&lt;class Traits&gt;</text:p>
      <text:p text:style-name="Code">class newstringcmp</text:p>
      <text:p text:style-name="Code">{</text:p>
      <text:p text:style-name="Code">public:</text:p>
      <text:p text:style-name="Code"><text:span text:style-name="T16"><text:s text:c="3"/></text:span>bool operator()(typename Traits::value_type a, typename Traits::value_type b)</text:p>
      <text:p text:style-name="Code"><text:span text:style-name="T16"><text:s text:c="3"/></text:span>const</text:p>
      <text:p text:style-name="Code"><text:span text:style-name="T16"><text:s text:c="3"/></text:span>{</text:p>
      <text:p text:style-name="Code"><text:span text:style-name="T16"><text:s text:c="6"/></text:span>return Traits::cmp(a, b) &lt; 0;</text:p>
      <text:p text:style-name="Code"><text:span text:style-name="T16"><text:s text:c="3"/></text:span>}</text:p>
      <text:p text:style-name="Code">};</text:p>
      <text:p text:style-name="Code"/>
      <text:p text:style-name="Code">template&lt;class Char, class Storage1, class Storage2, class Traits&gt;</text:p>
      <text:p text:style-name="Code">bool operator &lt;(newstring&lt;Char, Storage1, Traits&gt; const&amp; a,</text:p>
      <text:p text:style-name="Code"><text:soft-page-break/><text:span text:style-name="T16"><text:s text:c="16"/></text:span>newstring&lt;Char, Storage2, Traits&gt; const&amp; b)</text:p>
      <text:p text:style-name="Code">{</text:p>
      <text:p text:style-name="Code"><text:span text:style-name="T16"><text:s text:c="3"/></text:span>return std::lexicographical_compare(a.begin(), a.end(), b.begin(), b.end(),</text:p>
      <text:p text:style-name="Code"><text:span text:style-name="T16"><text:s text:c="39"/></text:span>newstringcmp&lt;Traits&gt;());</text:p>
      <text:p text:style-name="Code">}</text:p>
      <text:p text:style-name="Code"/>
      <text:p text:style-name="Code">template&lt;class Char, class Storage1, class Storage2, class Traits&gt;</text:p>
      <text:p text:style-name="Code">bool operator ==(newstring&lt;Char, Storage1, Traits&gt; const&amp; a,</text:p>
      <text:p text:style-name="Code"><text:span text:style-name="T16"><text:s text:c="17"/></text:span>newstring&lt;Char, Storage2, Traits&gt; const&amp; b)</text:p>
      <text:p text:style-name="Code">{</text:p>
      <text:p text:style-name="Code"><text:span text:style-name="T16"><text:s text:c="3"/></text:span>return std::equal(a.begin(), a.end(), b.begin(), b.end(), Traits::eq);</text:p>
      <text:p text:style-name="Code">}<text:span text:style-name="Comment_20_Reference"><text:span text:style-name="T8"><office:annotation><dc:creator>Fabio Claudio Ferracchiati</dc:creator><dc:date>2013-10-03T16:39:00</dc:date><text:p text:style-name="P13"><text:span text:style-name="T26">g++ compiler gave me this error:</text:span></text:p><text:p text:style-name="P13"><text:span text:style-name="T26"/></text:p><text:p text:style-name="P15"><text:span text:style-name="T30">$ g++ -o myprog -pedantic -std=c++11 source.cpp</text:span></text:p><text:p text:style-name="P15"><text:span text:style-name="T30">In file included from source.cpp:10:0:</text:span></text:p><text:p text:style-name="P15"><text:span text:style-name="T30">advance.hpp: In member function ‘newstring&lt;Char, Storage, Traits&gt;::size_type new string&lt;Char, Storage, Traits&gt;::find(const newstring&lt;Char, Storage, Traits&gt;&amp;, new string&lt;Char, Storage, Traits&gt;::size_type) const’:</text:span></text:p><text:p text:style-name="P15"><text:span text:style-name="T30">advance.hpp:48:30: error: ‘search’ is not a member of ‘std’</text:span></text:p><text:p text:style-name="P15"><text:span text:style-name="T30"><text:s text:c="7"/></text:span><text:span text:style-name="T30">const_iterator result( std::search(begin() + pos, end(),</text:span></text:p><text:p text:style-name="P13"><text:span text:style-name="T26"/></text:p><text:p text:style-name="P13"><text:span text:style-name="T26">I have put the code in the advance.hpp source file and the used the #include directive in the cpp file. Have you miss to specify some include directives?</text:span></text:p></office:annotation></text:span></text:span></text:p>
      <text:p text:style-name="Text_20_body"><text:span text:style-name="T2">The </text:span><text:span text:style-name="Code_20_Inline"><text:span text:style-name="T2">newstring</text:span></text:span><text:span text:style-name="T2"> class relies on </text:span><text:span text:style-name="Code_20_Inline"><text:span text:style-name="T2">Traits</text:span></text:span><text:span text:style-name="T2"> for comparing characters and </text:span><text:span text:style-name="Code_20_Inline"><text:span text:style-name="T2">Storage</text:span></text:span><text:span text:style-name="T2"> for storing them. The </text:span><text:span text:style-name="Code_20_Inline"><text:span text:style-name="T2">Storage</text:span></text:span><text:span text:style-name="T2"> policy must provide iterators for accessing the characters themselves and a few basic member functions (</text:span><text:span text:style-name="Code_20_Inline"><text:span text:style-name="T2">data</text:span></text:span><text:span text:style-name="T2">, </text:span><text:span text:style-name="Code_20_Inline"><text:span text:style-name="T2">max_size</text:span></text:span><text:span text:style-name="T2">, </text:span><text:span text:style-name="Code_20_Inline"><text:span text:style-name="T2">reserve</text:span></text:span><text:span text:style-name="T2">, </text:span><text:span text:style-name="Code_20_Inline"><text:span text:style-name="T2">resize</text:span></text:span><text:span text:style-name="T2">, </text:span><text:span text:style-name="Code_20_Inline"><text:span text:style-name="T2">swap</text:span></text:span><text:span text:style-name="T2">), and the </text:span><text:span text:style-name="Code_20_Inline"><text:span text:style-name="T2">newstring</text:span></text:span><text:span text:style-name="T2"> class provides the public interface, such as the assignment operator and search member functions.</text:span></text:p>
      <text:p text:style-name="Text_20_body"><text:span text:style-name="T2">Public comparison functions use standard algorithms and </text:span><text:span text:style-name="Code_20_Inline"><text:span text:style-name="T2">Traits</text:span></text:span><text:span text:style-name="T2"> for comparisons. Notice how the comparison functions require their two operands to have the same </text:span><text:span text:style-name="Code_20_Inline"><text:span text:style-name="T2">Traits</text:span></text:span><text:span text:style-name="T2"> (otherwise, how could the strings be compared in a meaningful way?) but allow different </text:span><text:span text:style-name="Code_20_Inline"><text:span text:style-name="T2">Storage</text:span></text:span><text:span text:style-name="T2">. It doesn’t matter how the strings store their contents if you want to know only whether two strings contain the same characters.</text:span></text:p>
      <text:p text:style-name="Text_20_body"><text:span text:style-name="T2">The next step is to write some storage policy templates. The storage policy is parameterized on the character type. The simplest </text:span><text:span text:style-name="Code_20_Inline"><text:span text:style-name="T2">Storage</text:span></text:span><text:span text:style-name="T2"> is </text:span><text:span text:style-name="Code_20_Inline"><text:span text:style-name="T2">vector_storage</text:span></text:span><text:span text:style-name="T2">, which stores the string contents in a </text:span><text:span text:style-name="Code_20_Inline"><text:span text:style-name="T2">vector</text:span></text:span><text:span text:style-name="T2">.</text:span><text:change-start text:change-id="ct217258496"/><text:span text:style-name="T2"> </text:span><text:span text:style-name="T11">Recall from Exploration 62, that a C character string ends with a null character. The </text:span><text:span text:style-name="Code_20_Inline"><text:span text:style-name="T11">c_str()</text:span></text:span><text:span text:style-name="T11"> member function returns a pointer to a C-style character array.</text:span><text:change-end text:change-id="ct217258496"/><text:span text:style-name="T2"> In order to simplify the implementation of </text:span><text:span text:style-name="Code_20_Inline"><text:span text:style-name="T2">c_str</text:span></text:span><text:span text:style-name="T2">, the vector stores a trailing null character</text:span><text:change-start text:change-id="ct219088464"/><text:span text:style-name="T2"> </text:span><text:span text:style-name="T11">after the string contents</text:span><text:change-end text:change-id="ct219088464"/><text:span text:style-name="T2">. Listing 67-6 shows part of an implementation of </text:span><text:span text:style-name="Code_20_Inline"><text:span text:style-name="T2">vector_storage</text:span></text:span><text:span text:style-name="T2">. You can complete the implementation on your own.</text:span></text:p>
      <text:p text:style-name="Code_20_Caption"><text:span text:style-name="T14">Listing 67-6.</text:span> The <text:span text:style-name="Code_20_Inline"><text:span text:style-name="T15">vector_storage</text:span></text:span> Class Template</text:p>
      <text:p text:style-name="Code">#include &lt;vector&gt;</text:p>
      <text:p text:style-name="Code"/>
      <text:p text:style-name="Code">template&lt;class Char&gt;</text:p>
      <text:p text:style-name="Code">class vector_storage {</text:p>
      <text:p text:style-name="Code">public:</text:p>
      <text:p text:style-name="Code"><text:span text:style-name="T16"><text:s text:c="3"/></text:span>typedef std::size_t size_type;</text:p>
      <text:p text:style-name="Code"><text:span text:style-name="T16"><text:s text:c="3"/></text:span>typedef Char value_type;</text:p>
      <text:p text:style-name="Code"><text:span text:style-name="T16"><text:s text:c="3"/></text:span>typedef typename std::vector&lt;Char&gt;::iterator iterator;</text:p>
      <text:p text:style-name="Code"><text:span text:style-name="T16"><text:s text:c="3"/></text:span>typedef typename std::vector&lt;Char&gt;::const_iterator const_iterator;</text:p>
      <text:p text:style-name="Code"/>
      <text:p text:style-name="Code"><text:span text:style-name="T16"><text:s text:c="3"/></text:span>vector_storage() : string_(1, Char()) {}</text:p>
      <text:p text:style-name="Code"/>
      <text:p text:style-name="Code"><text:span text:style-name="T16"><text:s text:c="3"/></text:span>void swap(vector_storage&amp; storage) { string_.swap(storage.string_); }</text:p>
      <text:p text:style-name="Code"><text:span text:style-name="T16"><text:s text:c="3"/></text:span>size_type max_size() const { return string_.max_size() - 1; }</text:p>
      <text:p text:style-name="Code"><text:span text:style-name="T16"><text:s text:c="3"/></text:span>void reserve(size_type size) { string_.reserve(size + 1); }</text:p>
      <text:p text:style-name="Code"><text:span text:style-name="T16"><text:s text:c="3"/></text:span>void resize(size_type newsize, value_type value) {</text:p>
      <text:p text:style-name="Code"><text:span text:style-name="T16"><text:s text:c="6"/></text:span>// if the string grows, overwrite the null character, then resize</text:p>
      <text:p text:style-name="Code"><text:span text:style-name="T16"><text:s text:c="6"/></text:span>if (newsize &gt;= string_.size()) {</text:p>
      <text:p text:style-name="Code"><text:span text:style-name="T16"><text:s text:c="9"/></text:span>string_[string_.size() - 1] = value;</text:p>
      <text:p text:style-name="Code"><text:span text:style-name="T16"><text:s text:c="9"/></text:span>string_.resize(newsize + 1, value);</text:p>
      <text:p text:style-name="Code"><text:span text:style-name="T16"><text:s text:c="6"/></text:span>}</text:p>
      <text:p text:style-name="Code"><text:span text:style-name="T16"><text:s text:c="6"/></text:span>else</text:p>
      <text:p text:style-name="Code"><text:soft-page-break/><text:span text:style-name="T16"><text:s text:c="9"/></text:span>string_.resize(newsize + 1);</text:p>
      <text:p text:style-name="Code"><text:span text:style-name="T16"><text:s text:c="6"/></text:span>string_[string_.size() - 1] = Char();</text:p>
      <text:p text:style-name="Code"><text:span text:style-name="T16"><text:s text:c="3"/></text:span>}</text:p>
      <text:p text:style-name="Code"><text:span text:style-name="T16"><text:s text:c="3"/></text:span>Char const* c_str() const { return &amp;string_[0]; }</text:p>
      <text:p text:style-name="Code"/>
      <text:p text:style-name="Code"><text:span text:style-name="T16"><text:s text:c="3"/></text:span>iterator begin() <text:s text:c="12"/>{ return string_.begin(); }</text:p>
      <text:p text:style-name="Code"><text:span text:style-name="T16"><text:s text:c="3"/></text:span>const_iterator begin() const { return string_.begin(); }</text:p>
      <text:p text:style-name="Code"><text:span text:style-name="T16"><text:s text:c="3"/></text:span>// Skip over the trailing null character at the end of the vector</text:p>
      <text:p text:style-name="Code"><text:span text:style-name="T16"><text:s text:c="3"/></text:span>iterator end() <text:s text:c="14"/>{ return string_.end() - 1; }</text:p>
      <text:p text:style-name="Code"><text:span text:style-name="T16"><text:s text:c="3"/></text:span>const_iterator end() const <text:s text:c="2"/>{ return string_.end() - 1; }</text:p>
      <text:p text:style-name="Code"/>
      <text:p text:style-name="Code">private:</text:p>
      <text:p text:style-name="Code"><text:span text:style-name="T16"><text:s text:c="3"/></text:span>std::vector&lt;Char&gt; string_;</text:p>
      <text:p text:style-name="Code">};</text:p>
      <text:p text:style-name="Text_20_body"><text:span text:style-name="T2">The only difficulty in writing </text:span><text:span text:style-name="Code_20_Inline"><text:span text:style-name="T2">vector_storage</text:span></text:span><text:span text:style-name="T2"> is that the vector stores a trailing null character, so the </text:span><text:span text:style-name="Code_20_Inline"><text:span text:style-name="T2">c_str</text:span></text:span><text:span text:style-name="T2"> function can return a valid C-style character array. Therefore, the </text:span><text:span text:style-name="Code_20_Inline"><text:span text:style-name="T2">end</text:span></text:span><text:span text:style-name="T2"> function has to adjust the iterator that it returns.</text:span></text:p>
      <text:p text:style-name="Text_20_body"><text:span text:style-name="T2">Another possibility for a storage policy is </text:span><text:span text:style-name="Code_20_Inline"><text:span text:style-name="T2">array_storage</text:span></text:span><text:span text:style-name="T2">, which is just like </text:span><text:span text:style-name="Code_20_Inline"><text:span text:style-name="T2">vector_storage</text:span></text:span><text:span text:style-name="T2">, except it uses an </text:span><text:span text:style-name="Code_20_Inline"><text:span text:style-name="T2">array</text:span></text:span><text:span text:style-name="T2">. By using an array, all storage is local. The array size is the maximum capacity of the string, but the string size can vary up to that maximum. </text:span><text:span text:style-name="Strong_20_Emphasis"><text:span text:style-name="T18">Write array</text:span></text:span><text:span text:style-name="Strong_20_Emphasis"><text:span text:style-name="T20">_storage</text:span></text:span><text:span text:style-name="Strong_20_Emphasis"><text:span text:style-name="T2">.</text:span></text:span><text:span text:style-name="T2"> Compare your result with mine, which can be seen in Listing 67-7.</text:span></text:p>
      <text:p text:style-name="Code_20_Caption"><text:span text:style-name="T14">Listing 67-7.</text:span> The <text:span text:style-name="Code_20_Inline">array</text:span><text:span text:style-name="Code_20_Inline"><text:span text:style-name="T15">_storage</text:span></text:span> Class Template</text:p>
      <text:p text:style-name="Code">#include &lt;algorithm&gt;</text:p>
      <text:p text:style-name="Code">#include &lt;cstdlib&gt;</text:p>
      <text:p text:style-name="Code">#include &lt;stdexcept&gt;</text:p>
      <text:p text:style-name="Code">#include &lt;array&gt;</text:p>
      <text:p text:style-name="Code"/>
      <text:p text:style-name="Code">template&lt;class Char, std::size_t MaxSize&gt;</text:p>
      <text:p text:style-name="Code">class array_storage {</text:p>
      <text:p text:style-name="Code">public:</text:p>
      <text:p text:style-name="Code"><text:span text:style-name="T16"><text:s text:c="3"/></text:span>typedef std::array&lt;Char, MaxSize&gt; array_type;</text:p>
      <text:p text:style-name="Code"><text:span text:style-name="T16"><text:s text:c="3"/></text:span>typedef std::size_t size_type;</text:p>
      <text:p text:style-name="Code"><text:span text:style-name="T16"><text:s text:c="3"/></text:span>typedef Char value_type;</text:p>
      <text:p text:style-name="Code"><text:span text:style-name="T16"><text:s text:c="3"/></text:span>typedef typename array_type::iterator iterator;</text:p>
      <text:p text:style-name="Code"><text:span text:style-name="T16"><text:s text:c="3"/></text:span>typedef typename array_type::const_iterator const_iterator;</text:p>
      <text:p text:style-name="Code"/>
      <text:p text:style-name="Code"><text:span text:style-name="T16"><text:s text:c="3"/></text:span>array_storage() : size_(0), string_() { string_[0] = Char(); }</text:p>
      <text:p text:style-name="Code"/>
      <text:p text:style-name="Code"><text:span text:style-name="T16"><text:s text:c="3"/></text:span>void swap(array_storage&amp; storage) {</text:p>
      <text:p text:style-name="Code"><text:span text:style-name="T16"><text:s text:c="6"/></text:span>string_.swap(storage.string_);</text:p>
      <text:p text:style-name="Code"><text:span text:style-name="T16"><text:s text:c="6"/></text:span>std::swap(size_, storage.size_);</text:p>
      <text:p text:style-name="Code"><text:span text:style-name="T16"><text:s text:c="3"/></text:span>}</text:p>
      <text:p text:style-name="Code"><text:span text:style-name="T16"><text:s text:c="3"/></text:span>size_type max_size() const { return string_.max_size() - 1; }</text:p>
      <text:p text:style-name="Code"><text:span text:style-name="T16"><text:s text:c="3"/></text:span>void reserve(size_type size) {</text:p>
      <text:p text:style-name="Code"><text:span text:style-name="T16"><text:s text:c="5"/></text:span>if (size &gt; max_size()) throw std::length_error("reserve");</text:p>
      <text:p text:style-name="Code"><text:span text:style-name="T16"><text:s text:c="3"/></text:span>}</text:p>
      <text:p text:style-name="Code"><text:span text:style-name="T16"><text:s text:c="3"/></text:span>void resize(size_type newsize, value_type value) {</text:p>
      <text:p text:style-name="Code"><text:span text:style-name="T16"><text:s text:c="6"/></text:span>if (newsize &gt; max_size())</text:p>
      <text:p text:style-name="Code"><text:span text:style-name="T16"><text:s text:c="9"/></text:span>throw std::length_error("resize");</text:p>
      <text:p text:style-name="Code"><text:span text:style-name="T16"><text:s text:c="6"/></text:span>if (newsize &gt; size_)</text:p>
      <text:p text:style-name="Code"><text:span text:style-name="T16"><text:s text:c="9"/></text:span>std::fill(begin() + size_, begin() + newsize, value);</text:p>
      <text:p text:style-name="Code"><text:soft-page-break/><text:span text:style-name="T16"><text:s text:c="6"/></text:span>size_ = newsize;</text:p>
      <text:p text:style-name="Code"><text:span text:style-name="T16"><text:s text:c="6"/></text:span>string_[size_] = Char();</text:p>
      <text:p text:style-name="Code"><text:span text:style-name="T16"><text:s text:c="3"/></text:span>}</text:p>
      <text:p text:style-name="Code"><text:span text:style-name="T16"><text:s text:c="3"/></text:span>Char const* c_str() const { return &amp;string_[0]; }</text:p>
      <text:p text:style-name="Code"/>
      <text:p text:style-name="Code"><text:span text:style-name="T16"><text:s text:c="3"/></text:span>iterator begin() <text:s text:c="12"/>{ return string_.begin(); }</text:p>
      <text:p text:style-name="Code"><text:span text:style-name="T16"><text:s text:c="3"/></text:span>const_iterator begin() const { return string_.begin(); }</text:p>
      <text:p text:style-name="Code"><text:span text:style-name="T16"><text:s text:c="3"/></text:span>iterator end() <text:s text:c="14"/>{ return begin() + size_; }</text:p>
      <text:p text:style-name="Code"><text:span text:style-name="T16"><text:s text:c="3"/></text:span>const_iterator end() const <text:s text:c="2"/>{ return begin() + size_; }</text:p>
      <text:p text:style-name="Code"/>
      <text:p text:style-name="Code">private:</text:p>
      <text:p text:style-name="Code"><text:span text:style-name="T16"><text:s text:c="3"/></text:span>size_type size_;</text:p>
      <text:p text:style-name="Code"><text:span text:style-name="T16"><text:s text:c="3"/></text:span>array_type string_;</text:p>
      <text:p text:style-name="Code">};</text:p>
      <text:p text:style-name="P5">One difficulty when writing new string classes is that you must write new I/O functions, too. Unfortunately, this takes a fair bit of work and a solid understanding of the stream class templates and stream buffers. Handling padding and field adjustment is easy, but there are subtleties to the I/O streams that I have not covered, such as integration with C stdio, tying input and output streams so prompts appear before the user is asked for input, etc. So just copy my solution in Listing 67-8<text:change-start text:change-id="ct219368336"/> <text:span text:style-name="T25">into </text:span><text:span text:style-name="Code_20_Inline"><text:span text:style-name="T25">newstring.hpp</text:span></text:span><text:change-end text:change-id="ct219368336"/>.</text:p>
      <text:p text:style-name="Code_20_Caption"><text:span text:style-name="T14">Listing 67-8.</text:span> Output Function for <text:span text:style-name="Code_20_Inline"><text:span text:style-name="T15">newstring</text:span></text:span></text:p>
      <text:p text:style-name="Code">template&lt;class Char, class Storage, class Traits&gt;</text:p>
      <text:p text:style-name="Code">std::basic_ostream&lt;Char, Traits&gt;&amp;</text:p>
      <text:p text:style-name="Code"><text:span text:style-name="T16"><text:s text:c="2"/></text:span>operator&lt;&lt;(std::basic_ostream&lt;Char, Traits&gt;&amp; stream,</text:p>
      <text:p text:style-name="Code"><text:span text:style-name="T16"><text:s text:c="13"/></text:span>newstring&lt;Char, Storage, Traits&gt; const&amp; string)</text:p>
      <text:p text:style-name="Code">{</text:p>
      <text:p text:style-name="Code"><text:span text:style-name="T16"><text:s text:c="3"/></text:span>typename std::basic_ostream&lt;Char, Traits&gt;::sentry sentry{stream};</text:p>
      <text:p text:style-name="Code"><text:span text:style-name="T16"><text:s text:c="3"/></text:span>if (sentry)</text:p>
      <text:p text:style-name="Code"><text:span text:style-name="T16"><text:s text:c="3"/></text:span>{</text:p>
      <text:p text:style-name="Code"><text:span text:style-name="T16"><text:s text:c="6"/></text:span>bool needs_fill{stream.width() != 0 and string.size() &gt; stream.width()};</text:p>
      <text:p text:style-name="Code"><text:span text:style-name="T16"><text:s text:c="6"/></text:span>bool is_left_adjust{</text:p>
      <text:p text:style-name="Code"><text:span text:style-name="T16"><text:s text:c="9"/></text:span>(stream.flags() &amp; std::ios_base::adjustfield) == std::ios_base::left };</text:p>
      <text:p text:style-name="Code"><text:span text:style-name="T16"><text:s text:c="6"/></text:span>if (needs_fill and not is_left_adjust)</text:p>
      <text:p text:style-name="Code"><text:span text:style-name="T16"><text:s text:c="6"/></text:span>{</text:p>
      <text:p text:style-name="Code"><text:span text:style-name="T16"><text:s text:c="9"/></text:span>for (std::size_t i{stream.width() - string.size()}; i != 0; --i)</text:p>
      <text:p text:style-name="Code"><text:span text:style-name="T16"><text:s text:c="12"/></text:span>stream.rdbuf()-&gt;sputc(stream.fill());</text:p>
      <text:p text:style-name="Code"><text:span text:style-name="T16"><text:s text:c="6"/></text:span>}</text:p>
      <text:p text:style-name="Code"><text:span text:style-name="T16"><text:s text:c="6"/></text:span>stream.rdbuf()-&gt;sputn(string.data(), string.size());</text:p>
      <text:p text:style-name="Code"><text:span text:style-name="T16"><text:s text:c="6"/></text:span>if (needs_fill and is_left_adjust)</text:p>
      <text:p text:style-name="Code"><text:span text:style-name="T16"><text:s text:c="6"/></text:span>{</text:p>
      <text:p text:style-name="Code"><text:span text:style-name="T16"><text:s text:c="9"/></text:span>for (std::size_t i{stream.width() - string.size()}; i != 0; --i)</text:p>
      <text:p text:style-name="Code"><text:span text:style-name="T16"><text:s text:c="12"/></text:span>stream.rdbuf()-&gt;sputc(stream.fill());</text:p>
      <text:p text:style-name="Code"><text:span text:style-name="T16"><text:s text:c="6"/></text:span>}</text:p>
      <text:p text:style-name="Code"><text:span text:style-name="T16"><text:s text:c="3"/></text:span>}</text:p>
      <text:p text:style-name="Code"><text:span text:style-name="T16"><text:s text:c="3"/></text:span>stream.width(0);</text:p>
      <text:p text:style-name="Code"><text:span text:style-name="T16"><text:s text:c="3"/></text:span>return stream;</text:p>
      <text:p text:style-name="Code">}<text:span text:style-name="Comment_20_Reference"><text:span text:style-name="T8"><office:annotation><dc:creator>Fabio Claudio Ferracchiati</dc:creator><dc:date>2013-10-03T16:45:00</dc:date><text:p text:style-name="P13"><text:span text:style-name="T26">Compiler error here:</text:span></text:p><text:p text:style-name="P15"><text:span text:style-name="T30">In file included from source.cpp:10:0:</text:span></text:p><text:p text:style-name="P15"><text:span text:style-name="T30">advance.hpp:48:14: error: ‘newstring’ has not been declared</text:span></text:p><text:p text:style-name="P15"><text:span text:style-name="T30"><text:s text:c="14"/></text:span><text:span text:style-name="T30">newstring&lt;Char, Storage, Traits&gt; const&amp; string)</text:span></text:p><text:p text:style-name="P15"><text:span text:style-name="T30"><text:s text:c="14"/></text:span><text:span text:style-name="T30">^</text:span></text:p><text:p text:style-name="P15"><text:span text:style-name="T30">advance.hpp:48:23: error: expected ‘,’ or ‘...’ before ‘&lt;’ token</text:span></text:p><text:p text:style-name="P15"><text:span text:style-name="T30"><text:s text:c="14"/></text:span><text:span text:style-name="T30">newstring&lt;Char, Storage, Traits&gt; const&amp; string)</text:span></text:p><text:p text:style-name="P15"><text:span text:style-name="T30"><text:s text:c="23"/></text:span><text:span text:style-name="T30">^</text:span></text:p><text:p text:style-name="P15"><text:span text:style-name="T30">advance.hpp: In function ‘std::basic_ostream&lt;Char, Traits&gt;&amp; operator&lt;&lt;(std::basic_ostream&lt;Char, Traits&gt;&amp;, int)’:</text:span></text:p><text:p text:style-name="P15"><text:span text:style-name="T30">advance.hpp:53:47: error: ‘string’ was not declared in this scope</text:span></text:p><text:p text:style-name="P15"><text:span text:style-name="T30"><text:s text:c="7"/></text:span><text:span text:style-name="T30">bool needs_fill{stream.width() != 0 and string.size() &gt; stream.width()};</text:span></text:p><text:p text:style-name="P15"><text:span text:style-name="T30"><text:s text:c="47"/></text:span><text:span text:style-name="T30">^</text:span></text:p><text:p text:style-name="P15"><text:span text:style-name="T30">advance.hpp:53:47: note: suggested alternative:</text:span></text:p><text:p text:style-name="P15"><text:span text:style-name="T30">In file included from /usr/lib/gcc/x86_64-pc-cygwin/4.8.1/include/c++/iosfwd:39:0,</text:span></text:p><text:p text:style-name="P15"><text:span text:style-name="T30"><text:s text:c="17"/></text:span><text:span text:style-name="T30">from /usr/lib/gcc/x86_64-pc-cygwin/4.8.1/include/c++/ios:38,</text:span></text:p><text:p text:style-name="P15"><text:span text:style-name="T30"><text:s text:c="17"/></text:span><text:span text:style-name="T30">from /usr/lib/gcc/x86_64-pc-cygwin/4.8.1/include/c++/istream:38,</text:span></text:p><text:p text:style-name="P15"><text:span text:style-name="T30"><text:s text:c="17"/></text:span><text:span text:style-name="T30">from /usr/lib/gcc/x86_64-pc-cygwin/4.8.1/include/c++/fstream:38,</text:span></text:p><text:p text:style-name="P15"><text:span text:style-name="T30"><text:s text:c="17"/></text:span><text:span text:style-name="T30">from source.cpp:1:</text:span></text:p><text:p text:style-name="P15"><text:span text:style-name="T30">/usr/lib/gcc/x86_64-pc-cygwin/4.8.1/include/c++/bits/stringfwd.h:62:33: note: <text:s text:c="2"/>‘std::string’</text:span></text:p><text:p text:style-name="P15"><text:span text:style-name="T30"><text:s text:c="3"/></text:span><text:span text:style-name="T30">typedef basic_string&lt;char&gt; <text:s text:c="3"/>string;</text:span></text:p><text:p text:style-name="P15"><text:span text:style-name="T30"><text:s text:c="33"/></text:span><text:span text:style-name="T31">^</text:span></text:p><text:p text:style-name="P13"><text:span text:style-name="T29"/></text:p></office:annotation></text:span></text:span><text:change-start text:change-id="ct218367408"/><text:span text:style-name="Comment_20_Reference"><text:span text:style-name="T8"><office:annotation><dc:creator>Ray Lischner</dc:creator><dc:date>2013-11-10T22:23:56</dc:date><text:list text:style-name=""><text:list-item><text:p text:style-name="P14"><text:span text:style-name="T27">Reply to Fabio Claudio Ferracchiati (10/03/2013, 16:45): "..."</text:span></text:p></text:list-item><text:list-item><text:p><text:span text:style-name="T28"><text:line-break/></text:span><text:span text:style-name="T28">I assume the reader is smart enough to see that the listing is partial and can assemble multiple listings into a single file.</text:span></text:p></text:list-item></text:list></office:annotation></text:span></text:span><text:change-end text:change-id="ct218367408"/></text:p>
      <text:p text:style-name="Text_20_body"><text:span text:style-name="T2">The </text:span><text:span text:style-name="Code_20_Inline"><text:span text:style-name="T2">sentry</text:span></text:span><text:span text:style-name="T2"> class manages some bookkeeping on behalf of the stream. The output function handles padding and adjustment. If you are curious about the details, consult a good reference.</text:span></text:p>
      <text:p text:style-name="Text_20_body"><text:soft-page-break/><text:span text:style-name="T2">The input function also has a </text:span><text:span text:style-name="Code_20_Inline"><text:span text:style-name="T2">sentry</text:span></text:span><text:span text:style-name="T2"> class, which skips leading white space on your behalf. The input function needs to read characters until it gets to another white space character or the string fills, or the width limit is reached. See Listing 67-9 for my version.</text:span></text:p>
      <text:p text:style-name="Code_20_Caption"><text:span text:style-name="T14">Listing 67-9.</text:span> Input Function for <text:span text:style-name="Code_20_Inline"><text:span text:style-name="T15">newstring</text:span></text:span></text:p>
      <text:p text:style-name="Code">template&lt;class Char, class Storage, class Traits&gt;</text:p>
      <text:p text:style-name="Code">std::basic_istream&lt;Char, Traits&gt;&amp;</text:p>
      <text:p text:style-name="Code"><text:span text:style-name="T16"><text:s text:c="2"/></text:span>operator&gt;&gt;(std::basic_istream&lt;Char, Traits&gt;&amp; stream,</text:p>
      <text:p text:style-name="Code"><text:span text:style-name="T16"><text:s text:c="13"/></text:span>newstring&lt;Char, Storage, Traits&gt;&amp; string)</text:p>
      <text:p text:style-name="Code">{</text:p>
      <text:p text:style-name="Code"><text:span text:style-name="T16"><text:s text:c="3"/></text:span>typename std::basic_istream&lt;Char, Traits&gt;::sentry sentry{stream};</text:p>
      <text:p text:style-name="Code"><text:span text:style-name="T16"><text:s text:c="3"/></text:span>if (sentry)</text:p>
      <text:p text:style-name="Code"><text:span text:style-name="T16"><text:s text:c="3"/></text:span>{</text:p>
      <text:p text:style-name="Code"><text:span text:style-name="T16"><text:s text:c="6"/></text:span>std::ctype&lt;Char&gt; const&amp; ctype(</text:p>
      <text:p text:style-name="Code"><text:span text:style-name="T16"><text:s text:c="9"/></text:span>std::use_facet&lt;std::ctype&lt;Char&gt;&gt;(stream.getloc()) );</text:p>
      <text:p text:style-name="Code"><text:span text:style-name="T16"><text:s text:c="6"/></text:span>std::ios_base::iostate state{ std::ios_base::goodbit };</text:p>
      <text:p text:style-name="Code"><text:span text:style-name="T16"><text:s text:c="6"/></text:span>std::size_t max_chars{ string.max_size() };</text:p>
      <text:p text:style-name="Code"><text:span text:style-name="T16"><text:s text:c="6"/></text:span>if (stream.width() != 0 and stream.width() &lt; max_chars)</text:p>
      <text:p text:style-name="Code"><text:span text:style-name="T16"><text:s text:c="9"/></text:span>max_chars = stream.width();</text:p>
      <text:p text:style-name="Code"><text:span text:style-name="T16"><text:s text:c="6"/></text:span>string.clear();</text:p>
      <text:p text:style-name="Code"><text:span text:style-name="T16"><text:s text:c="6"/></text:span>while (max_chars-- != 0) {</text:p>
      <text:p text:style-name="Code"><text:span text:style-name="T16"><text:s text:c="9"/></text:span>typename Traits::int_type c{ stream.rdbuf()-&gt;sgetc() };</text:p>
      <text:p text:style-name="Code"><text:span text:style-name="T16"><text:s text:c="9"/></text:span>if (Traits::eq_int_type(Traits::eof(), c)) {</text:p>
      <text:p text:style-name="Code"><text:span text:style-name="T16"><text:s text:c="12"/></text:span>state |= std::ios_base::eofbit;</text:p>
      <text:p text:style-name="Code"><text:span text:style-name="T16"><text:s text:c="12"/></text:span>break; // is_eof</text:p>
      <text:p text:style-name="Code"><text:span text:style-name="T16"><text:s text:c="9"/></text:span>}</text:p>
      <text:p text:style-name="Code"><text:span text:style-name="T16"><text:s text:c="9"/></text:span>else if (ctype.is(ctype.space, Traits::to_char_type(c)))</text:p>
      <text:p text:style-name="Code"><text:span text:style-name="T16"><text:s text:c="12"/></text:span>break;</text:p>
      <text:p text:style-name="Code"><text:span text:style-name="T16"><text:s text:c="9"/></text:span>else {</text:p>
      <text:p text:style-name="Code"><text:span text:style-name="T16"><text:s text:c="12"/></text:span>string.push_back(Traits::to_char_type(c));</text:p>
      <text:p text:style-name="Code"><text:span text:style-name="T16"><text:s text:c="12"/></text:span>stream.rdbuf()-&gt;sbumpc();</text:p>
      <text:p text:style-name="Code"><text:span text:style-name="T16"><text:s text:c="9"/></text:span>}</text:p>
      <text:p text:style-name="Code"><text:span text:style-name="T16"><text:s text:c="6"/></text:span>}</text:p>
      <text:p text:style-name="Code"><text:span text:style-name="T16"><text:s text:c="6"/></text:span>if (string.empty())</text:p>
      <text:p text:style-name="Code"><text:span text:style-name="T16"><text:s text:c="9"/></text:span>state |= std::ios_base::failbit;</text:p>
      <text:p text:style-name="Code"><text:span text:style-name="T16"><text:s text:c="6"/></text:span>stream.setstate(state);</text:p>
      <text:p text:style-name="Code"><text:span text:style-name="T16"><text:s text:c="6"/></text:span>stream.width(0);</text:p>
      <text:p text:style-name="Code"><text:span text:style-name="T16"><text:s text:c="3"/></text:span>}</text:p>
      <text:p text:style-name="Code"><text:span text:style-name="T16"><text:s text:c="3"/></text:span>return stream;</text:p>
      <text:p text:style-name="Code">}<text:span text:style-name="Comment_20_Reference"><text:span text:style-name="T8"><office:annotation><dc:creator>Fabio Claudio Ferracchiati</dc:creator><dc:date>2013-10-03T16:45:00</dc:date><text:p text:style-name="P13"><text:span text:style-name="T29">Compiler error here:</text:span></text:p><text:p text:style-name="P13"><text:span text:style-name="T29"/></text:p><text:p text:style-name="P15"><text:span text:style-name="T30">In file included from source.cpp:10:0:</text:span></text:p><text:p text:style-name="P15"><text:span text:style-name="T30">advance.hpp:48:14: error: ‘newstring’ has not been declared</text:span></text:p><text:p text:style-name="P15"><text:span text:style-name="T30"><text:s text:c="14"/></text:span><text:span text:style-name="T30">newstring&lt;Char, Storage, Traits&gt;&amp; string)</text:span></text:p><text:p text:style-name="P15"><text:span text:style-name="T30"><text:s text:c="14"/></text:span><text:span text:style-name="T30">^</text:span></text:p><text:p text:style-name="P15"><text:span text:style-name="T30">advance.hpp:48:23: error: expected ‘,’ or ‘...’ before ‘&lt;’ token</text:span></text:p><text:p text:style-name="P15"><text:span text:style-name="T30"><text:s text:c="14"/></text:span><text:span text:style-name="T30">newstring&lt;Char, Storage, Traits&gt;&amp; string)</text:span></text:p><text:p text:style-name="P15"><text:span text:style-name="T30"><text:s text:c="23"/></text:span><text:span text:style-name="T30">^</text:span></text:p><text:p text:style-name="P15"><text:span text:style-name="T30">advance.hpp: In function ‘std::basic_istream&lt;Char, Traits&gt;&amp; operator&gt;&gt;(std::basic_istream&lt;Char, Traits&gt;&amp;, int)’:</text:span></text:p><text:p text:style-name="P15"><text:span text:style-name="T30">advance.hpp:56:30: error: ‘string’ was not declared in this scope</text:span></text:p><text:p text:style-name="P15"><text:span text:style-name="T30"><text:s text:c="7"/></text:span><text:span text:style-name="T30">std::size_t max_chars{ string.max_size() };</text:span></text:p><text:p text:style-name="P15"><text:span text:style-name="T30"><text:s text:c="30"/></text:span><text:span text:style-name="T30">^</text:span></text:p><text:p text:style-name="P15"><text:span text:style-name="T30">advance.hpp:56:30: note: suggested alternative:</text:span></text:p><text:p text:style-name="P15"><text:span text:style-name="T30">In file included from /usr/lib/gcc/x86_64-pc-cygwin/4.8.1/include/c++/iosfwd:39:0,</text:span></text:p><text:p text:style-name="P15"><text:span text:style-name="T30"><text:s text:c="17"/></text:span><text:span text:style-name="T30">from /usr/lib/gcc/x86_64-pc-cygwin/4.8.1/include/c++/ios:38,</text:span></text:p><text:p text:style-name="P15"><text:span text:style-name="T30"><text:s text:c="17"/></text:span><text:span text:style-name="T30">from /usr/lib/gcc/x86_64-pc-cygwin/4.8.1/include/c++/istream:38,</text:span></text:p><text:p text:style-name="P15"><text:span text:style-name="T30"><text:s text:c="17"/></text:span><text:span text:style-name="T30">from /usr/lib/gcc/x86_64-pc-cygwin/4.8.1/include/c++/fstream:38,</text:span></text:p><text:p text:style-name="P15"><text:span text:style-name="T30"><text:s text:c="17"/></text:span><text:span text:style-name="T30">from source.cpp:1:</text:span></text:p><text:p text:style-name="P15"><text:span text:style-name="T30">/usr/lib/gcc/x86_64-pc-cygwin/4.8.1/include/c++/bits/stringfwd.h:62:33: note: <text:s text:c="2"/>‘std::string’</text:span></text:p><text:p text:style-name="P15"><text:span text:style-name="T30"><text:s text:c="3"/></text:span><text:span text:style-name="T30">typedef basic_string&lt;char&gt; <text:s text:c="3"/>string;</text:span></text:p><text:p text:style-name="P15"><text:span text:style-name="T30"><text:s text:c="33"/></text:span><text:span text:style-name="T31">^</text:span></text:p><text:p text:style-name="P13"><text:span text:style-name="T29"/></text:p></office:annotation></text:span></text:span><text:change-start text:change-id="ct213968480"/><text:span text:style-name="Comment_20_Reference"><text:span text:style-name="T8"><office:annotation><dc:creator>Ray Lischner</dc:creator><dc:date>2013-11-10T22:24:39</dc:date><text:list text:continue-numbering="true" text:style-name=""><text:list-item><text:p text:style-name="P14"><text:span text:style-name="T27">Reply to Fabio Claudio Ferracchiati (10/03/2013, 16:45): "..."</text:span></text:p></text:list-item><text:list-item><text:p><text:span text:style-name="T28"/></text:p></text:list-item><text:list-item><text:p><text:span text:style-name="T28">Ditto.</text:span></text:p></text:list-item></text:list></office:annotation></text:span></text:span><text:change-end text:change-id="ct213968480"/></text:p>
      <text:p text:style-name="Text_20_body"><text:span text:style-name="T2">The </text:span><text:span text:style-name="Code_20_Inline"><text:span text:style-name="T2">break</text:span></text:span><text:span text:style-name="T2"> statement exits a loop immediately. You are probably familiar with this statement or something similar. Experienced programmers may be surprised that no example has needed this statement until now. One reason is that I gloss over error-handling, which would otherwise be a common reason to break out of a loop. In this case, when the input reaches end of file or white space, it is time to exit the loop. The partner to </text:span><text:span text:style-name="Code_20_Inline"><text:span text:style-name="T2">break</text:span></text:span><text:span text:style-name="T2"> is </text:span><text:span text:style-name="Code_20_Inline"><text:span text:style-name="T2">continue</text:span></text:span><text:span text:style-name="T2">, which immediately reiterates the loop. In a </text:span><text:span text:style-name="Code_20_Inline"><text:span text:style-name="T2">for</text:span></text:span><text:span text:style-name="T2"> loop, </text:span><text:span text:style-name="Code_20_Inline"><text:span text:style-name="T2">continue</text:span></text:span><text:span text:style-name="T2"> evaluates the iterate part of the loop header and then the condition. I have rarely needed to use </text:span><text:span text:style-name="Code_20_Inline"><text:span text:style-name="T2">continue</text:span></text:span><text:span text:style-name="T2"> in real life, and could not think of any reasonable example that uses </text:span><text:span text:style-name="Code_20_Inline"><text:span text:style-name="T2">continue</text:span></text:span><text:span text:style-name="T2">, but I mention it only for the sake of completeness.</text:span></text:p>
      <text:p text:style-name="Text_20_body"><text:span text:style-name="T2">As you know, the compiler finds your I/O operators by matching the type of the right-hand operand, </text:span><text:span text:style-name="Code_20_Inline"><text:span text:style-name="T2">newstring</text:span></text:span><text:span text:style-name="T2">, with the type of the function parameter. In this simple case, you can easily see how the compiler performs the matching and finds the right function. Throw some namespaces into the mix, and add some type conversions, and everything gets a little bit more muddled. The next Exploration delves </text:span><text:soft-page-break/><text:span text:style-name="T2">more closely into namespaces and the rules that the C++ compiler applies in order to find your overloaded function names (or not find them, and therefore how to fix that problem).</text:span><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 svg:font-family="TheSansMonoCondensed-SemiLight,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125170"/>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text:span text:style-name="MT1">CHAPTER 67 </text:span><text:span text:style-name="MT2"></text:span><text:span text:style-name="MT3"> Traits and Policies</text:span></text:p>
      </style:header>
      <style:header-left style:display="false">
        <text:p text:style-name="Header"><text:span text:style-name="MT3">CHAPTER 67 </text:span><text:span text:style-name="MT2"></text:span><text:span text:style-name="MT3"> Traits and Policies</text:span></text:p>
      </style:header-left>
      <style:footer>
        <text:p text:style-name="MP2"><text:page-number text:select-page="current">13</text:page-number></text:p>
      </style:footer>
      <style:footer-left style:display="false">
        <text:p text:style-name="Footer"><text:page-number text:select-page="current">12</text:page-number></text:p>
      </style:footer-left>
    </style:master-page>
    <style:master-page style:name="First_20_Page" style:display-name="First Page" style:page-layout-name="Mpm2" style:next-style-name="Standard">
      <style:header>
        <text:tracked-changes>
          <text:changed-region xml:id="ct207748928" text:id="ct207748928">
            <text:deletion>
              <office:change-info>
                <dc:creator>Ray Lischner</dc:creator>
                <dc:date>2013-11-10T17:50:00</dc:date>
              </office:change-info>
              <text:p text:style-name="MP3">C H A P T E R</text:p>
            </text:deletion>
          </text:changed-region>
          <text:changed-region xml:id="ct212794112" text:id="ct212794112">
            <text:insertion>
              <office:change-info>
                <dc:creator>Ray Lischner</dc:creator>
                <dc:date>2013-11-10T17:50: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207748928"/><text:change-start text:change-id="ct212794112"/><text:span text:style-name="MT4">E X P L O R A T I O N</text:span><text:change-end text:change-id="ct212794112"/> <text:s/>67</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8:00</meta:creation-date>
    <dc:creator>Ray Lischner</dc:creator>
    <dc:date>2013-11-10T22:26:09</dc:date>
    <meta:print-date>2009-03-19T10:05:00</meta:print-date>
    <meta:editing-cycles>10</meta:editing-cycles>
    <meta:editing-duration>PT2H27M33S</meta:editing-duration>
    <meta:generator>LibreOffice/4.0-5$Linux_X86_64 LibreOffice_project/400m0$Build-305</meta:generator>
    <meta:document-statistic meta:table-count="0" meta:image-count="0" meta:object-count="0" meta:page-count="14" meta:paragraph-count="379" meta:word-count="4277" meta:character-count="30770" meta:non-whitespace-character-count="25669"/>
    <meta:user-defined meta:name="Chapter Number">6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